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2.117cm"/>
    </style:style>
    <style:style style:family="table-row" style:name="ro5">
      <style:table-row-properties fo:break-before="auto" style:use-optimal-row-height="false" style:row-height="0.794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376cm"/>
    </style:style>
    <style:style style:family="table-row" style:name="ro8">
      <style:table-row-properties fo:break-before="auto" style:use-optimal-row-height="false" style:row-height="1.058cm"/>
    </style:style>
    <style:style style:family="table-row" style:name="ro9">
      <style:table-row-properties fo:break-before="auto" style:use-optimal-row-height="false" style:row-height="0.476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1.111cm"/>
    </style:style>
    <style:style style:family="table-row" style:name="ro12">
      <style:table-row-properties fo:break-before="auto" style:use-optimal-row-height="false" style:row-height="0.55cm"/>
    </style:style>
    <style:style style:family="table-row" style:name="ro13">
      <style:table-row-properties fo:break-before="auto" style:use-optimal-row-height="false" style:row-height="1.296cm"/>
    </style:style>
    <style:style style:family="table-row" style:name="ro14">
      <style:table-row-properties fo:break-before="auto" style:use-optimal-row-height="false" style:row-height="1.164cm"/>
    </style:style>
    <style:style style:family="table-row" style:name="ro15">
      <style:table-row-properties fo:break-before="auto" style:use-optimal-row-height="false" style:row-height="1.482cm"/>
    </style:style>
    <style:style style:family="table-row" style:name="ro16">
      <style:table-row-properties fo:break-before="auto" style:use-optimal-row-height="false" style:row-height="1.535cm"/>
    </style:style>
    <style:style style:family="table-row" style:name="ro17">
      <style:table-row-properties fo:break-before="auto" style:use-optimal-row-height="false" style:row-height="1.429cm"/>
    </style:style>
    <style:style style:family="table-row" style:name="ro18">
      <style:table-row-properties fo:break-before="auto" style:use-optimal-row-height="false" style:row-height="0.503cm"/>
    </style:style>
    <style:style style:family="table-row" style:name="ro19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fo:padding="0.071cm" style:diagonal-bl-tr="none" style:rotation-align="none" fo:border="none" style:diagonal-tl-br="none"/>
    </style:style>
    <style:style style:family="table-cell" style:parent-style-name="Default" style:name="ce1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covered-table-cell table:style-name="ce45"/>
          <table:covered-table-cell table:style-name="TL ColHeader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45"/>
          <table:covered-table-cell table:style-name="TL ColHeader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4">
          <table:covered-table-cell table:style-name="ce5"/>
          <table:table-cell table:style-name="ce16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ce35"/>
          <table:covered-table-cell table:style-name="ce46"/>
          <table:covered-table-cell table:style-name="TL ColHeader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's-Hertogenbosch *</text:p>
          </table:table-cell>
          <table:table-cell table:style-name="ce6"/>
          <table:table-cell ns41:value-type="float" table:style-name="TL Data" office:value="3298" office:value-type="float">
            <text:p>3298</text:p>
          </table:table-cell>
          <table:table-cell ns41:value-type="float" table:style-name="TL Data" office:value="4070" office:value-type="float">
            <text:p>4070</text:p>
          </table:table-cell>
          <table:table-cell ns41:value-type="float" table:style-name="TL Data" office:value="7547" office:value-type="float">
            <text:p>7547</text:p>
          </table:table-cell>
          <table:table-cell ns41:value-type="float" table:style-name="TL Data" office:value="3107" office:value-type="float">
            <text:p>3107</text:p>
          </table:table-cell>
          <table:table-cell ns41:value-type="float" table:style-name="TL Data" office:value="325" office:value-type="float">
            <text:p>325</text:p>
          </table:table-cell>
          <table:table-cell table:formula="of:=SUM([.E8:.G8])" ns41:value-type="float" table:style-name="TL Data" office:value-type="float" office:value="10979">
            <text:p>10979</text:p>
          </table:table-cell>
          <table:table-cell ns41:value-type="float" table:style-name="TL Data" office:value="6873" office:value-type="float">
            <text:p>6873</text:p>
          </table:table-cell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991" office:value-type="float">
            <text:p>991</text:p>
          </table:table-cell>
          <table:table-cell table:formula="of:=SUM([.I8:.K8])" ns41:value-type="float" table:style-name="TL Data" office:value-type="float" office:value="10982">
            <text:p>10982</text:p>
          </table:table-cell>
          <table:table-cell table:formula="of:=SUM([.H8]+[.L8])" ns41:value-type="float" table:style-name="TL Data" office:value-type="float" office:value="21961">
            <text:p>21961</text:p>
          </table:table-cell>
          <table:table-cell ns41:value-type="float" table:style-name="TL Data" office:value="4162" office:value-type="float">
            <text:p>4162</text:p>
          </table:table-cell>
          <table:table-cell ns41:value-type="float" table:style-name="TL Data" office:value="17346" office:value-type="float">
            <text:p>1734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Bergen op Zoom *</text:p>
          </table:table-cell>
          <table:table-cell table:style-name="ce6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E9:.G9])" ns41:value-type="float" table:style-name="TL Data" office:value-type="float" office:value="5583">
            <text:p>5583</text:p>
          </table:table-cell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I9:.K9])" ns41:value-type="float" table:style-name="TL Data" office:value-type="float" office:value="4323">
            <text:p>4323</text:p>
          </table:table-cell>
          <table:table-cell table:formula="of:=SUM([.H9]+[.L9])" ns41:value-type="float" table:style-name="TL Data" office:value-type="float" office:value="9906">
            <text:p>9906</text:p>
          </table:table-cell>
          <table:table-cell ns41:value-type="float" table:style-name="TL Data" office:value="3101" office:value-type="float">
            <text:p>3101</text:p>
          </table:table-cell>
          <table:table-cell ns41:value-type="float" table:style-name="TL Data" office:value="6676" office:value-type="float">
            <text:p>667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Breda *</text:p>
          </table:table-cell>
          <table:table-cell table:style-name="ce6"/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2662" office:value-type="float">
            <text:p>2662</text:p>
          </table:table-cell>
          <table:table-cell ns41:value-type="float" table:style-name="TL Data" office:value="6007" office:value-type="float">
            <text:p>6007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228" office:value-type="float">
            <text:p>228</text:p>
          </table:table-cell>
          <table:table-cell table:formula="of:=SUM([.E10:.G10])" ns41:value-type="float" table:style-name="TL Data" office:value-type="float" office:value="8142">
            <text:p>8142</text:p>
          </table:table-cell>
          <table:table-cell ns41:value-type="float" table:style-name="TL Data" office:value="4634" office:value-type="float">
            <text:p>4634</text:p>
          </table:table-cell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688" office:value-type="float">
            <text:p>688</text:p>
          </table:table-cell>
          <table:table-cell table:formula="of:=SUM([.I10:.K10])" ns41:value-type="float" table:style-name="TL Data" office:value-type="float" office:value="7257">
            <text:p>7257</text:p>
          </table:table-cell>
          <table:table-cell table:formula="of:=SUM([.H10]+[.L10])" ns41:value-type="float" table:style-name="TL Data" office:value-type="float" office:value="15399">
            <text:p>15399</text:p>
          </table:table-cell>
          <table:table-cell ns41:value-type="float" table:style-name="TL Data" office:value="3496" office:value-type="float">
            <text:p>3496</text:p>
          </table:table-cell>
          <table:table-cell ns41:value-type="float" table:style-name="TL Data" office:value="11703" office:value-type="float">
            <text:p>1170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Eindhoven *</text:p>
          </table:table-cell>
          <table:table-cell table:style-name="ce6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11:.G11])" ns41:value-type="float" table:style-name="TL Data" office:value-type="float" office:value="1454">
            <text:p>1454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I11:.K11])" ns41:value-type="float" table:style-name="TL Data" office:value-type="float" office:value="1574">
            <text:p>1574</text:p>
          </table:table-cell>
          <table:table-cell table:formula="of:=SUM([.H11]+[.L11])" ns41:value-type="float" table:style-name="TL Data" office:value-type="float" office:value="3028">
            <text:p>30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Geertruidenberg *</text:p>
          </table:table-cell>
          <table:table-cell table:style-name="ce6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2:.G12])" ns41:value-type="float" table:style-name="TL Data" office:value-type="float" office:value="1148">
            <text:p>1148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87" office:value-type="float">
            <text:p>87</text:p>
          </table:table-cell>
          <table:table-cell table:formula="of:=SUM([.I12:.K12])" ns41:value-type="float" table:style-name="TL Data" office:value-type="float" office:value="932">
            <text:p>932</text:p>
          </table:table-cell>
          <table:table-cell table:formula="of:=SUM([.H12]+[.L12])" ns41:value-type="float" table:style-name="TL Data" office:value-type="float" office:value="2080">
            <text:p>2080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Grave *</text:p>
          </table:table-cell>
          <table:table-cell table:style-name="ce6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3:.G13])" ns41:value-type="float" table:style-name="TL Data" office:value-type="float" office:value="1894">
            <text:p>1894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I13:.K13])" ns41:value-type="float" table:style-name="TL Data" office:value-type="float" office:value="1545">
            <text:p>1545</text:p>
          </table:table-cell>
          <table:table-cell table:formula="of:=SUM([.H13]+[.L13])" ns41:value-type="float" table:style-name="TL Data" office:value-type="float" office:value="3439">
            <text:p>343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713" office:value-type="float">
            <text:p>27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Heusden *</text:p>
          </table:table-cell>
          <table:table-cell table:style-name="ce6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14:.G14])" ns41:value-type="float" table:style-name="TL Data" office:value-type="float" office:value="950">
            <text:p>950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I14:.K14])" ns41:value-type="float" table:style-name="TL Data" office:value-type="float" office:value="1130">
            <text:p>1130</text:p>
          </table:table-cell>
          <table:table-cell table:formula="of:=SUM([.H14]+[.L14])" ns41:value-type="float" table:style-name="TL Data" office:value-type="float" office:value="2080">
            <text:p>208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Oosterhout *</text:p>
          </table:table-cell>
          <table:table-cell table:style-name="ce6"/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E15:.G15])" ns41:value-type="float" table:style-name="TL Data" office:value-type="float" office:value="4037">
            <text:p>4037</text:p>
          </table:table-cell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338" office:value-type="float">
            <text:p>338</text:p>
          </table:table-cell>
          <table:table-cell table:formula="of:=SUM([.I15:.K15])" ns41:value-type="float" table:style-name="TL Data" office:value-type="float" office:value="4044">
            <text:p>4044</text:p>
          </table:table-cell>
          <table:table-cell table:formula="of:=SUM([.H15]+[.L15])" ns41:value-type="float" table:style-name="TL Data" office:value-type="float" office:value="8081">
            <text:p>808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618" office:value-type="float">
            <text:p>76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Tilburg *</text:p>
          </table:table-cell>
          <table:table-cell table:style-name="ce6"/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2659" office:value-type="float">
            <text:p>2659</text:p>
          </table:table-cell>
          <table:table-cell ns41:value-type="float" table:style-name="TL Data" office:value="4820" office:value-type="float">
            <text:p>4820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250" office:value-type="float">
            <text:p>250</text:p>
          </table:table-cell>
          <table:table-cell table:formula="of:=SUM([.E16:.G16])" ns41:value-type="float" table:style-name="TL Data" office:value-type="float" office:value="7031">
            <text:p>7031</text:p>
          </table:table-cell>
          <table:table-cell ns41:value-type="float" table:style-name="TL Data" office:value="4571" office:value-type="float">
            <text:p>4571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492" office:value-type="float">
            <text:p>492</text:p>
          </table:table-cell>
          <table:table-cell table:formula="of:=SUM([.I16:.K16])" ns41:value-type="float" table:style-name="TL Data" office:value-type="float" office:value="7011">
            <text:p>7011</text:p>
          </table:table-cell>
          <table:table-cell table:formula="of:=SUM([.H16]+[.L16])" ns41:value-type="float" table:style-name="TL Data" office:value-type="float" office:value="14042">
            <text:p>1404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3285" office:value-type="float">
            <text:p>1328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Willemstad *</text:p>
          </table:table-cell>
          <table:table-cell table:style-name="ce6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7:.G17])" ns41:value-type="float" table:style-name="TL Data" office:value-type="float" office:value="1279">
            <text:p>1279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17:.K17])" ns41:value-type="float" table:style-name="TL Data" office:value-type="float" office:value="1033">
            <text:p>1033</text:p>
          </table:table-cell>
          <table:table-cell table:formula="of:=SUM([.H17]+[.L17])" ns41:value-type="float" table:style-name="TL Data" office:value-type="float" office:value="2312">
            <text:p>2312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7"/>
          <table:table-cell table:formula="of:=SUM([.C8:.C17])" ns41:value-type="float" table:style-name="TL Data" office:value-type="float" office:value="12299">
            <text:p>12299</text:p>
          </table:table-cell>
          <table:table-cell table:formula="of:=SUM([.D8:.D17])" ns41:value-type="float" table:style-name="TL Data" office:value-type="float" office:value="15129">
            <text:p>15129</text:p>
          </table:table-cell>
          <table:table-cell table:formula="of:=SUM([.E8:.E17])" ns41:value-type="float" table:style-name="TL Data" office:value-type="float" office:value="30133">
            <text:p>30133</text:p>
          </table:table-cell>
          <table:table-cell table:formula="of:=SUM([.F8:.F17])" ns41:value-type="float" table:style-name="TL Data" office:value-type="float" office:value="11062">
            <text:p>11062</text:p>
          </table:table-cell>
          <table:table-cell table:formula="of:=SUM([.G8:.G17])" ns41:value-type="float" table:style-name="TL Data" office:value-type="float" office:value="1302">
            <text:p>1302</text:p>
          </table:table-cell>
          <table:table-cell table:formula="of:=SUM([.H8:.H17])" ns41:value-type="float" table:style-name="TL Data" office:value-type="float" office:value="42497">
            <text:p>42497</text:p>
          </table:table-cell>
          <table:table-cell table:formula="of:=SUM([.I8:.I17])" ns41:value-type="float" table:style-name="TL Data" office:value-type="float" office:value="25326">
            <text:p>25326</text:p>
          </table:table-cell>
          <table:table-cell table:formula="of:=SUM([.J8:.J17])" ns41:value-type="float" table:style-name="TL Data" office:value-type="float" office:value="11085">
            <text:p>11085</text:p>
          </table:table-cell>
          <table:table-cell table:formula="of:=SUM([.K8:.K17])" ns41:value-type="float" table:style-name="TL Data" office:value-type="float" office:value="3420">
            <text:p>3420</text:p>
          </table:table-cell>
          <table:table-cell table:formula="of:=SUM([.I18:.K18])" ns41:value-type="float" table:style-name="TL Data" office:value-type="float" office:value="39831">
            <text:p>39831</text:p>
          </table:table-cell>
          <table:table-cell table:formula="of:=SUM([.H18]+[.L18])" ns41:value-type="float" table:style-name="TL Data" office:value-type="float" office:value="82328">
            <text:p>82328</text:p>
          </table:table-cell>
          <table:table-cell table:formula="of:=SUM([.N8:.N17])" ns41:value-type="float" table:style-name="TL Data" office:value-type="float" office:value="16073">
            <text:p>16073</text:p>
          </table:table-cell>
          <table:table-cell table:formula="of:=SUM([.O8:.O17])" ns41:value-type="float" table:style-name="TL Data" office:value-type="float" office:value="65019">
            <text:p>65019</text:p>
          </table:table-cell>
          <table:table-cell table:formula="of:=SUM([.P8:.P17])" ns41:value-type="float" table:style-name="TL Data" office:value-type="float" office:value="1097">
            <text:p>1097</text:p>
          </table:table-cell>
          <table:table-cell table:formula="of:=SUM([.Q8:.Q17])" ns41:value-type="float" table:style-name="TL Data" office:value-type="float" office:value="139">
            <text:p>139</text:p>
          </table:table-cell>
          <table:table-cell ns41:value-type="string" table:style-name="ce67" office:value-type="string">
            <text:p>VT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67" office:value-type="string">
            <text:p>NB</text:p>
          </table:table-cell>
          <table:table-cell ns41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>
          <table:table-cell ns41:value-type="string" table:style-name="TL Metadata" office:value-type="string">
            <text:p>a) Onder de bevolking is begrepen het garnizoen, bestaande uit 2948 mannen, vrouwen en kinderen</text:p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b) Onder de bevolking is begrepen het garnizoen, bestaande uit 2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c) Onder de bevolking is begrepen het garnizoen, bestaande uit 2707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d) Onder de bevolking is begrepen het garnizoen, bestaande uit 16 militai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e) Onder de bevolking is begrepen het garnizoen, bestaande uit 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f) Onder de bevolking is begrepen het garnizoen, bestaande uit 953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g) Onder de bevolking is begrepen het garnizoen, bestaande uit 191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h) Onder de bevolking is begrepen het garnizoen, bestaande uit 282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TL Metadata" office:value-type="string">
            <text:p>i) Onder de bevolking is begrepen het garnizoen, bestaande uit 694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1:value-type="string" table:style-name="TL Metadata" office:value-type="string">
            <text:p>k) Onder de bevolking is begrepen het garnizoen, bestaande uit 422 mannen, vrouwen en kinderen</text:p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3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5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covered-table-cell table:style-name="ce45"/>
          <table:covered-table-cell table:style-name="TL ColHeader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45"/>
          <table:covered-table-cell table:style-name="TL ColHeader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5"/>
          <table:table-cell table:style-name="ce16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ce35"/>
          <table:covered-table-cell table:style-name="ce46"/>
          <table:covered-table-cell table:style-name="TL ColHeader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1"/>
          <table:table-cell table:style-name="ce6"/>
          <table:table-cell/>
          <table:table-cell table:style-name="ce42" table:number-columns-repeated="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lem, Maren en Kessel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8:.G8])" ns41:value-type="float" table:style-name="TL Data" office:value-type="float" office:value="534">
            <text:p>53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8:.K8])" ns41:value-type="float" table:style-name="TL Data" office:value-type="float" office:value="542">
            <text:p>542</text:p>
          </table:table-cell>
          <table:table-cell table:formula="of:=SUM([.H8]+[.L8])" ns41:value-type="float" table:style-name="TL Data" office:value-type="float" office:value="1076">
            <text:p>107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0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9:.G9])" ns41:value-type="float" table:style-name="TL Data" office:value-type="float" office:value="324">
            <text:p>32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9:.K9])" ns41:value-type="float" table:style-name="TL Data" office:value-type="float" office:value="322">
            <text:p>322</text:p>
          </table:table-cell>
          <table:table-cell table:formula="of:=SUM([.H9]+[.L9])" ns41:value-type="float" table:style-name="TL Data" office:value-type="float" office:value="646">
            <text:p>6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9" office:value-type="float">
            <text:p>639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rchem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10:.G10])" ns41:value-type="float" table:style-name="TL Data" office:value-type="float" office:value="925">
            <text:p>925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10:.K10])" ns41:value-type="float" table:style-name="TL Data" office:value-type="float" office:value="916">
            <text:p>916</text:p>
          </table:table-cell>
          <table:table-cell table:formula="of:=SUM([.H10]+[.L10])" ns41:value-type="float" table:style-name="TL Data" office:value-type="float" office:value="1841">
            <text:p>1841</text:p>
          </table:table-cell>
          <table:table-cell table:style-name="TL Data"/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ugen en Rijckevoort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1:.G11])" ns41:value-type="float" table:style-name="TL Data" office:value-type="float" office:value="722">
            <text:p>72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11:.K11])" ns41:value-type="float" table:style-name="TL Data" office:value-type="float" office:value="762">
            <text:p>762</text:p>
          </table:table-cell>
          <table:table-cell table:formula="of:=SUM([.H11]+[.L11])" ns41:value-type="float" table:style-name="TL Data" office:value-type="float" office:value="1484">
            <text:p>14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3" office:value-type="float">
            <text:p>1483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oekel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12:.G12])" ns41:value-type="float" table:style-name="TL Data" office:value-type="float" office:value="1146">
            <text:p>114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12:.K12])" ns41:value-type="float" table:style-name="TL Data" office:value-type="float" office:value="1110">
            <text:p>1110</text:p>
          </table:table-cell>
          <table:table-cell table:formula="of:=SUM([.H12]+[.L12])" ns41:value-type="float" table:style-name="TL Data" office:value-type="float" office:value="2256">
            <text:p>2256</text:p>
          </table:table-cell>
          <table:table-cell table:style-name="TL Data"/>
          <table:table-cell ns41:value-type="float" table:style-name="TL Data" office:value="2256" office:value-type="float">
            <text:p>2256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3:.G13])" ns41:value-type="float" table:style-name="TL Data" office:value-type="float" office:value="910">
            <text:p>91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0" office:value-type="float">
            <text:p>90</text:p>
          </table:table-cell>
          <table:table-cell table:formula="of:=SUM([.I13:.K13])" ns41:value-type="float" table:style-name="TL Data" office:value-type="float" office:value="1092">
            <text:p>1092</text:p>
          </table:table-cell>
          <table:table-cell table:formula="of:=SUM([.H13]+[.L13])" ns41:value-type="float" table:style-name="TL Data" office:value-type="float" office:value="2002">
            <text:p>20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Cuijk en St. Agatha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14:.G14])" ns41:value-type="float" table:style-name="TL Data" office:value-type="float" office:value="922">
            <text:p>92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9" office:value-type="float">
            <text:p>79</text:p>
          </table:table-cell>
          <table:table-cell table:formula="of:=SUM([.I14:.K14])" ns41:value-type="float" table:style-name="TL Data" office:value-type="float" office:value="1024">
            <text:p>1024</text:p>
          </table:table-cell>
          <table:table-cell table:formula="of:=SUM([.H14]+[.L14])" ns41:value-type="float" table:style-name="TL Data" office:value-type="float" office:value="1946">
            <text:p>19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eursen en Dennenburg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5:.G15])" ns41:value-type="float" table:style-name="TL Data" office:value-type="float" office:value="197">
            <text:p>19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15:.K15])" ns41:value-type="float" table:style-name="TL Data" office:value-type="float" office:value="223">
            <text:p>223</text:p>
          </table:table-cell>
          <table:table-cell table:formula="of:=SUM([.H15]+[.L15])" ns41:value-type="float" table:style-name="TL Data" office:value-type="float" office:value="420">
            <text:p>420</text:p>
          </table:table-cell>
          <table:table-cell table:style-name="TL Data"/>
          <table:table-cell ns41:value-type="float" table:style-name="TL Data" office:value="420" office:value-type="float">
            <text:p>420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ieden, Demen en Langel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" office:value-type="float">
            <text:p>9</text:p>
          </table:table-cell>
          <table:table-cell table:formula="of:=SUM([.E16:.G16])" ns41:value-type="float" table:style-name="TL Data" office:value-type="float" office:value="274">
            <text:p>27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6:.K16])" ns41:value-type="float" table:style-name="TL Data" office:value-type="float" office:value="281">
            <text:p>281</text:p>
          </table:table-cell>
          <table:table-cell table:formula="of:=SUM([.H16]+[.L16])" ns41:value-type="float" table:style-name="TL Data" office:value-type="float" office:value="555">
            <text:p>5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inther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17:.G17])" ns41:value-type="float" table:style-name="TL Data" office:value-type="float" office:value="763">
            <text:p>76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17:.K17])" ns41:value-type="float" table:style-name="TL Data" office:value-type="float" office:value="762">
            <text:p>762</text:p>
          </table:table-cell>
          <table:table-cell table:formula="of:=SUM([.H17]+[.L17])" ns41:value-type="float" table:style-name="TL Data" office:value-type="float" office:value="1525">
            <text:p>152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8:.G18])" ns41:value-type="float" table:style-name="TL Data" office:value-type="float" office:value="1031">
            <text:p>103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18:.K18])" ns41:value-type="float" table:style-name="TL Data" office:value-type="float" office:value="1124">
            <text:p>1124</text:p>
          </table:table-cell>
          <table:table-cell table:formula="of:=SUM([.H18]+[.L18])" ns41:value-type="float" table:style-name="TL Data" office:value-type="float" office:value="2155">
            <text:p>21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9:.G19])" ns41:value-type="float" table:style-name="TL Data" office:value-type="float" office:value="415">
            <text:p>41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9:.K19])" ns41:value-type="float" table:style-name="TL Data" office:value-type="float" office:value="355">
            <text:p>355</text:p>
          </table:table-cell>
          <table:table-cell table:formula="of:=SUM([.H19]+[.L19])" ns41:value-type="float" table:style-name="TL Data" office:value-type="float" office:value="770">
            <text:p>770</text:p>
          </table:table-cell>
          <table:table-cell table:style-name="TL Data"/>
          <table:table-cell ns41:value-type="float" table:style-name="TL Data" office:value="770" office:value-type="float">
            <text:p>770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" office:value-type="float">
            <text:p>6</text:p>
          </table:table-cell>
          <table:table-cell table:formula="of:=SUM([.E20:.G20])" ns41:value-type="float" table:style-name="TL Data" office:value-type="float" office:value="290">
            <text:p>29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20:.K20])" ns41:value-type="float" table:style-name="TL Data" office:value-type="float" office:value="293">
            <text:p>293</text:p>
          </table:table-cell>
          <table:table-cell table:formula="of:=SUM([.H20]+[.L20])" ns41:value-type="float" table:style-name="TL Data" office:value-type="float" office:value="583">
            <text:p>5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0" office:value-type="float">
            <text:p>580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1:.G21])" ns41:value-type="float" table:style-name="TL Data" office:value-type="float" office:value="513">
            <text:p>51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21:.K21])" ns41:value-type="float" table:style-name="TL Data" office:value-type="float" office:value="533">
            <text:p>533</text:p>
          </table:table-cell>
          <table:table-cell table:formula="of:=SUM([.H21]+[.L21])" ns41:value-type="float" table:style-name="TL Data" office:value-type="float" office:value="1046">
            <text:p>10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2:.G22])" ns41:value-type="float" table:style-name="TL Data" office:value-type="float" office:value="327">
            <text:p>32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2:.K22])" ns41:value-type="float" table:style-name="TL Data" office:value-type="float" office:value="330">
            <text:p>330</text:p>
          </table:table-cell>
          <table:table-cell table:formula="of:=SUM([.H22]+[.L22])" ns41:value-type="float" table:style-name="TL Data" office:value-type="float" office:value="657">
            <text:p>657</text:p>
          </table:table-cell>
          <table:table-cell table:style-name="TL Data"/>
          <table:table-cell ns41:value-type="float" table:style-name="TL Data" office:value="657" office:value-type="float">
            <text:p>657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23:.G23])" ns41:value-type="float" table:style-name="TL Data" office:value-type="float" office:value="920">
            <text:p>92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23:.K23])" ns41:value-type="float" table:style-name="TL Data" office:value-type="float" office:value="839">
            <text:p>839</text:p>
          </table:table-cell>
          <table:table-cell table:formula="of:=SUM([.H23]+[.L23])" ns41:value-type="float" table:style-name="TL Data" office:value-type="float" office:value="1759">
            <text:p>17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eswijk 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4:.G24])" ns41:value-type="float" table:style-name="TL Data" office:value-type="float" office:value="462">
            <text:p>46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24:.K24])" ns41:value-type="float" table:style-name="TL Data" office:value-type="float" office:value="473">
            <text:p>473</text:p>
          </table:table-cell>
          <table:table-cell table:formula="of:=SUM([.H24]+[.L24])" ns41:value-type="float" table:style-name="TL Data" office:value-type="float" office:value="935">
            <text:p>9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3" office:value-type="float">
            <text:p>9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rpen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5:.G25])" ns41:value-type="float" table:style-name="TL Data" office:value-type="float" office:value="765">
            <text:p>76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25:.K25])" ns41:value-type="float" table:style-name="TL Data" office:value-type="float" office:value="830">
            <text:p>830</text:p>
          </table:table-cell>
          <table:table-cell table:formula="of:=SUM([.H25]+[.L25])" ns41:value-type="float" table:style-name="TL Data" office:value-type="float" office:value="1595">
            <text:p>1595</text:p>
          </table:table-cell>
          <table:table-cell table:style-name="TL Data"/>
          <table:table-cell ns41:value-type="float" table:style-name="TL Data" office:value="1595" office:value-type="float">
            <text:p>1595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uisseling en Neerloo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table:formula="of:=SUM([.E26:.G26])" ns41:value-type="float" table:style-name="TL Data" office:value-type="float" office:value="321">
            <text:p>32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26:.K26])" ns41:value-type="float" table:style-name="TL Data" office:value-type="float" office:value="365">
            <text:p>365</text:p>
          </table:table-cell>
          <table:table-cell table:formula="of:=SUM([.H26]+[.L26])" ns41:value-type="float" table:style-name="TL Data" office:value-type="float" office:value="686">
            <text:p>6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nden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formula="of:=SUM([.E27:.G27])" ns41:value-type="float" table:style-name="TL Data" office:value-type="float" office:value="234">
            <text:p>23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27:.K27])" ns41:value-type="float" table:style-name="TL Data" office:value-type="float" office:value="228">
            <text:p>228</text:p>
          </table:table-cell>
          <table:table-cell table:formula="of:=SUM([.H27]+[.L27])" ns41:value-type="float" table:style-name="TL Data" office:value-type="float" office:value="462">
            <text:p>462</text:p>
          </table:table-cell>
          <table:table-cell table:style-name="TL Data"/>
          <table:table-cell ns41:value-type="float" table:style-name="TL Data" office:value="462" office:value-type="float">
            <text:p>462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8:.G28])" ns41:value-type="float" table:style-name="TL Data" office:value-type="float" office:value="591">
            <text:p>59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28:.K28])" ns41:value-type="float" table:style-name="TL Data" office:value-type="float" office:value="614">
            <text:p>614</text:p>
          </table:table-cell>
          <table:table-cell table:formula="of:=SUM([.H28]+[.L28])" ns41:value-type="float" table:style-name="TL Data" office:value-type="float" office:value="1205">
            <text:p>120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thoijen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9:.G29])" ns41:value-type="float" table:style-name="TL Data" office:value-type="float" office:value="336">
            <text:p>33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29:.K29])" ns41:value-type="float" table:style-name="TL Data" office:value-type="float" office:value="352">
            <text:p>352</text:p>
          </table:table-cell>
          <table:table-cell table:formula="of:=SUM([.H29]+[.L29])" ns41:value-type="float" table:style-name="TL Data" office:value-type="float" office:value="688">
            <text:p>6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aashees en Overloon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30:.G30])" ns41:value-type="float" table:style-name="TL Data" office:value-type="float" office:value="536">
            <text:p>53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30:.K30])" ns41:value-type="float" table:style-name="TL Data" office:value-type="float" office:value="580">
            <text:p>580</text:p>
          </table:table-cell>
          <table:table-cell table:formula="of:=SUM([.H30]+[.L30])" ns41:value-type="float" table:style-name="TL Data" office:value-type="float" office:value="1116">
            <text:p>11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08" office:value-type="float">
            <text:p>1108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egen, Haren en Macharen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31:.G31])" ns41:value-type="float" table:style-name="TL Data" office:value-type="float" office:value="873">
            <text:p>873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31:.K31])" ns41:value-type="float" table:style-name="TL Data" office:value-type="float" office:value="937">
            <text:p>937</text:p>
          </table:table-cell>
          <table:table-cell table:formula="of:=SUM([.H31]+[.L31])" ns41:value-type="float" table:style-name="TL Data" office:value-type="float" office:value="1810">
            <text:p>18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ill en St. Hubert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32:.G32])" ns41:value-type="float" table:style-name="TL Data" office:value-type="float" office:value="1082">
            <text:p>1082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9" office:value-type="float">
            <text:p>79</text:p>
          </table:table-cell>
          <table:table-cell table:formula="of:=SUM([.I32:.K32])" ns41:value-type="float" table:style-name="TL Data" office:value-type="float" office:value="1167">
            <text:p>1167</text:p>
          </table:table-cell>
          <table:table-cell table:formula="of:=SUM([.H32]+[.L32])" ns41:value-type="float" table:style-name="TL Data" office:value-type="float" office:value="2249">
            <text:p>22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46" office:value-type="float">
            <text:p>2246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Nistelrode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33:.G33])" ns41:value-type="float" table:style-name="TL Data" office:value-type="float" office:value="1079">
            <text:p>1079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33:.K33])" ns41:value-type="float" table:style-name="TL Data" office:value-type="float" office:value="1057">
            <text:p>1057</text:p>
          </table:table-cell>
          <table:table-cell table:formula="of:=SUM([.H33]+[.L33])" ns41:value-type="float" table:style-name="TL Data" office:value-type="float" office:value="2136">
            <text:p>2136</text:p>
          </table:table-cell>
          <table:table-cell table:style-name="TL Data"/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Nuland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4:.G34])" ns41:value-type="float" table:style-name="TL Data" office:value-type="float" office:value="426">
            <text:p>42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34:.K34])" ns41:value-type="float" table:style-name="TL Data" office:value-type="float" office:value="386">
            <text:p>386</text:p>
          </table:table-cell>
          <table:table-cell table:formula="of:=SUM([.H34]+[.L34])" ns41:value-type="float" table:style-name="TL Data" office:value-type="float" office:value="812">
            <text:p>8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t. Oedenrode *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97" office:value-type="float">
            <text:p>97</text:p>
          </table:table-cell>
          <table:table-cell table:formula="of:=SUM([.E35:.G35])" ns41:value-type="float" table:style-name="TL Data" office:value-type="float" office:value="1981">
            <text:p>1981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65" office:value-type="float">
            <text:p>165</text:p>
          </table:table-cell>
          <table:table-cell table:formula="of:=SUM([.I35:.K35])" ns41:value-type="float" table:style-name="TL Data" office:value-type="float" office:value="2016">
            <text:p>2016</text:p>
          </table:table-cell>
          <table:table-cell table:formula="of:=SUM([.H35]+[.L35])" ns41:value-type="float" table:style-name="TL Data" office:value-type="float" office:value="3997">
            <text:p>399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790" office:value-type="float">
            <text:p>37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6:.G36])" ns41:value-type="float" table:style-name="TL Data" office:value-type="float" office:value="449">
            <text:p>44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36:.K36])" ns41:value-type="float" table:style-name="TL Data" office:value-type="float" office:value="439">
            <text:p>439</text:p>
          </table:table-cell>
          <table:table-cell table:formula="of:=SUM([.H36]+[.L36])" ns41:value-type="float" table:style-name="TL Data" office:value-type="float" office:value="888">
            <text:p>8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ijen en Teeffel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7:.G37])" ns41:value-type="float" table:style-name="TL Data" office:value-type="float" office:value="345">
            <text:p>34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37:.K37])" ns41:value-type="float" table:style-name="TL Data" office:value-type="float" office:value="366">
            <text:p>366</text:p>
          </table:table-cell>
          <table:table-cell table:formula="of:=SUM([.H37]+[.L37])" ns41:value-type="float" table:style-name="TL Data" office:value-type="float" office:value="711">
            <text:p>7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ploo, St. Antonis en Ledeacker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38:.G38])" ns41:value-type="float" table:style-name="TL Data" office:value-type="float" office:value="782">
            <text:p>78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38:.K38])" ns41:value-type="float" table:style-name="TL Data" office:value-type="float" office:value="857">
            <text:p>857</text:p>
          </table:table-cell>
          <table:table-cell table:formula="of:=SUM([.H38]+[.L38])" ns41:value-type="float" table:style-name="TL Data" office:value-type="float" office:value="1639">
            <text:p>16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18" office:value-type="float">
            <text:p>1618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39:.G39])" ns41:value-type="float" table:style-name="TL Data" office:value-type="float" office:value="1853">
            <text:p>1853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68" office:value-type="float">
            <text:p>168</text:p>
          </table:table-cell>
          <table:table-cell table:formula="of:=SUM([.I39:.K39])" ns41:value-type="float" table:style-name="TL Data" office:value-type="float" office:value="1991">
            <text:p>1991</text:p>
          </table:table-cell>
          <table:table-cell table:formula="of:=SUM([.H39]+[.L39])" ns41:value-type="float" table:style-name="TL Data" office:value-type="float" office:value="3844">
            <text:p>384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663" office:value-type="float">
            <text:p>366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40:.G40])" ns41:value-type="float" table:style-name="TL Data" office:value-type="float" office:value="398">
            <text:p>39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40:.K40])" ns41:value-type="float" table:style-name="TL Data" office:value-type="float" office:value="414">
            <text:p>414</text:p>
          </table:table-cell>
          <table:table-cell table:formula="of:=SUM([.H40]+[.L40])" ns41:value-type="float" table:style-name="TL Data" office:value-type="float" office:value="812">
            <text:p>8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eek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41:.G41])" ns41:value-type="float" table:style-name="TL Data" office:value-type="float" office:value="447">
            <text:p>44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41:.K41])" ns41:value-type="float" table:style-name="TL Data" office:value-type="float" office:value="456">
            <text:p>456</text:p>
          </table:table-cell>
          <table:table-cell table:formula="of:=SUM([.H41]+[.L41])" ns41:value-type="float" table:style-name="TL Data" office:value-type="float" office:value="903">
            <text:p>9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2" office:value-type="float">
            <text:p>902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42:.G42])" ns41:value-type="float" table:style-name="TL Data" office:value-type="float" office:value="580">
            <text:p>58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42:.K42])" ns41:value-type="float" table:style-name="TL Data" office:value-type="float" office:value="651">
            <text:p>651</text:p>
          </table:table-cell>
          <table:table-cell table:formula="of:=SUM([.H42]+[.L42])" ns41:value-type="float" table:style-name="TL Data" office:value-type="float" office:value="1231">
            <text:p>12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chaijk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43:.G43])" ns41:value-type="float" table:style-name="TL Data" office:value-type="float" office:value="722">
            <text:p>72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43:.K43])" ns41:value-type="float" table:style-name="TL Data" office:value-type="float" office:value="738">
            <text:p>738</text:p>
          </table:table-cell>
          <table:table-cell table:formula="of:=SUM([.H43]+[.L43])" ns41:value-type="float" table:style-name="TL Data" office:value-type="float" office:value="1460">
            <text:p>14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58" office:value-type="float">
            <text:p>1458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E44:.G44])" ns41:value-type="float" table:style-name="TL Data" office:value-type="float" office:value="2608">
            <text:p>2608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I44:.K44])" ns41:value-type="float" table:style-name="TL Data" office:value-type="float" office:value="2720">
            <text:p>2720</text:p>
          </table:table-cell>
          <table:table-cell table:formula="of:=SUM([.H44]+[.L44])" ns41:value-type="float" table:style-name="TL Data" office:value-type="float" office:value="5328">
            <text:p>53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10" office:value-type="float">
            <text:p>53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E45:.G45])" ns41:value-type="float" table:style-name="TL Data" office:value-type="float" office:value="1920">
            <text:p>1920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65" office:value-type="float">
            <text:p>165</text:p>
          </table:table-cell>
          <table:table-cell table:formula="of:=SUM([.I45:.K45])" ns41:value-type="float" table:style-name="TL Data" office:value-type="float" office:value="2048">
            <text:p>2048</text:p>
          </table:table-cell>
          <table:table-cell table:formula="of:=SUM([.H45]+[.L45])" ns41:value-type="float" table:style-name="TL Data" office:value-type="float" office:value="3968">
            <text:p>396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889" office:value-type="float">
            <text:p>388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46:.G46])" ns41:value-type="float" table:style-name="TL Data" office:value-type="float" office:value="280">
            <text:p>2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46:.K46])" ns41:value-type="float" table:style-name="TL Data" office:value-type="float" office:value="267">
            <text:p>267</text:p>
          </table:table-cell>
          <table:table-cell table:formula="of:=SUM([.H46]+[.L46])" ns41:value-type="float" table:style-name="TL Data" office:value-type="float" office:value="547">
            <text:p>547</text:p>
          </table:table-cell>
          <table:table-cell table:style-name="TL Data"/>
          <table:table-cell ns41:value-type="float" table:style-name="TL Data" office:value="547" office:value-type="float">
            <text:p>547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47:.G47])" ns41:value-type="float" table:style-name="TL Data" office:value-type="float" office:value="639">
            <text:p>63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47:.K47])" ns41:value-type="float" table:style-name="TL Data" office:value-type="float" office:value="693">
            <text:p>693</text:p>
          </table:table-cell>
          <table:table-cell table:formula="of:=SUM([.H47]+[.L47])" ns41:value-type="float" table:style-name="TL Data" office:value-type="float" office:value="1332">
            <text:p>133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anrooij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48:.G48])" ns41:value-type="float" table:style-name="TL Data" office:value-type="float" office:value="516">
            <text:p>51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48:.K48])" ns41:value-type="float" table:style-name="TL Data" office:value-type="float" office:value="532">
            <text:p>532</text:p>
          </table:table-cell>
          <table:table-cell table:formula="of:=SUM([.H48]+[.L48])" ns41:value-type="float" table:style-name="TL Data" office:value-type="float" office:value="1048">
            <text:p>1048</text:p>
          </table:table-cell>
          <table:table-cell table:style-name="TL Data"/>
          <table:table-cell ns41:value-type="float" table:style-name="TL Data" office:value="1048" office:value-type="float">
            <text:p>1048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49:.G49])" ns41:value-type="float" table:style-name="TL Data" office:value-type="float" office:value="799">
            <text:p>79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49:.K49])" ns41:value-type="float" table:style-name="TL Data" office:value-type="float" office:value="851">
            <text:p>851</text:p>
          </table:table-cell>
          <table:table-cell table:formula="of:=SUM([.H49]+[.L49])" ns41:value-type="float" table:style-name="TL Data" office:value-type="float" office:value="1650">
            <text:p>1650</text:p>
          </table:table-cell>
          <table:table-cell table:style-name="TL Data"/>
          <table:table-cell ns41:value-type="float" table:style-name="TL Data" office:value="1650" office:value-type="float">
            <text:p>1650</text:p>
          </table:table-cell>
          <table:table-cell table:style-name="TL Data"/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49])" ns41:value-type="float" table:style-name="TL Data" office:value-type="float" office:value="10837">
            <text:p>10837</text:p>
          </table:table-cell>
          <table:table-cell table:formula="of:=SUM([.D8:.D49])" ns41:value-type="float" table:style-name="TL Data" office:value-type="float" office:value="12737">
            <text:p>12737</text:p>
          </table:table-cell>
          <table:table-cell table:formula="of:=SUM([.E8:.E49])" ns41:value-type="float" table:style-name="TL Data" office:value-type="float" office:value="20461">
            <text:p>20461</text:p>
          </table:table-cell>
          <table:table-cell table:formula="of:=SUM([.F8:.F49])" ns41:value-type="float" table:style-name="TL Data" office:value-type="float" office:value="9347">
            <text:p>9347</text:p>
          </table:table-cell>
          <table:table-cell table:formula="of:=SUM([.G8:.G49])" ns41:value-type="float" table:style-name="TL Data" office:value-type="float" office:value="1429">
            <text:p>1429</text:p>
          </table:table-cell>
          <table:table-cell table:formula="of:=SUM([.H8:.H49])" ns41:value-type="float" table:style-name="TL Data" office:value-type="float" office:value="31237">
            <text:p>31237</text:p>
          </table:table-cell>
          <table:table-cell table:formula="of:=SUM([.I8:.I49])" ns41:value-type="float" table:style-name="TL Data" office:value-type="float" office:value="20597">
            <text:p>20597</text:p>
          </table:table-cell>
          <table:table-cell table:formula="of:=SUM([.J8:.J49])" ns41:value-type="float" table:style-name="TL Data" office:value-type="float" office:value="9358">
            <text:p>9358</text:p>
          </table:table-cell>
          <table:table-cell table:formula="of:=SUM([.K8:.K49])" ns41:value-type="float" table:style-name="TL Data" office:value-type="float" office:value="2581">
            <text:p>2581</text:p>
          </table:table-cell>
          <table:table-cell table:formula="of:=SUM([.L8:.L49])" ns41:value-type="float" table:style-name="TL Data" office:value-type="float" office:value="32536">
            <text:p>32536</text:p>
          </table:table-cell>
          <table:table-cell table:formula="of:=SUM([.M8:.M49])" ns41:value-type="float" table:style-name="TL Data" office:value-type="float" office:value="63773">
            <text:p>63773</text:p>
          </table:table-cell>
          <table:table-cell table:formula="of:=SUM([.N8:.N49])" ns41:value-type="float" table:style-name="TL Data" office:value-type="float" office:value="1065">
            <text:p>1065</text:p>
          </table:table-cell>
          <table:table-cell table:formula="of:=SUM([.O8:.O49])" ns41:value-type="float" table:style-name="TL Data" office:value-type="float" office:value="62352">
            <text:p>62352</text:p>
          </table:table-cell>
          <table:table-cell table:formula="of:=SUM([.P8:.P49])" ns41:value-type="float" table:style-name="TL Data" office:value-type="float" office:value="349">
            <text:p>349</text:p>
          </table:table-cell>
          <table:table-cell table:formula="of:=SUM([.Q8:.Q49])" ns41:value-type="float" table:style-name="TL Data" office:value-type="float" office:value="7">
            <text:p>7</text:p>
          </table:table-cell>
          <table:table-cell ns41:value-type="string" table:style-name="ce91" office:value-type="string">
            <text:p>VT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67" office:value-type="string">
            <text:p>NB</text:p>
          </table:table-cell>
          <table:table-cell ns41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l) Onder de bevolking is begrepen het garnizoen, bestaande uit 152 militairen.</text:p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4" table:number-columns-repeated="2"/>
        <table:table-column table:style-name="co24" table:default-cell-style-name="ce6"/>
        <table:table-column table:style-name="co15" table:default-cell-style-name="ce104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3" table:number-columns-repeated="2"/>
          <table:table-cell table:style-name="ce61"/>
          <table:table-cell table:style-name="ce108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9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0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5"/>
          <table:table-cell table:style-name="ce16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2"/>
          <table:table-cell table:style-name="ce20" table:number-columns-repeated="5"/>
          <table:table-cell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lmkerk en Uitwijk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8:.G8])" ns41:value-type="float" table:style-name="TL Data" office:value-type="float" office:value="699">
            <text:p>69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8:.K8])" ns41:value-type="float" table:style-name="TL Data" office:value-type="float" office:value="690">
            <text:p>690</text:p>
          </table:table-cell>
          <table:table-cell table:formula="of:=SUM([.H8]+[.L8])" ns41:value-type="float" table:style-name="TL Data" office:value-type="float" office:value="1389">
            <text:p>1389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105" office:value="4" office:value-type="float">
            <text:p>4</text:p>
          </table:table-cell>
          <table:table-cell ns41:value-type="float" table:style-name="ce105" office:value="5" office:value-type="float">
            <text:p>5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109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Andel (Op- en Neer-)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9:.G9])" ns41:value-type="float" table:style-name="TL Data" office:value-type="float" office:value="328">
            <text:p>32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9:.K9])" ns41:value-type="float" table:style-name="TL Data" office:value-type="float" office:value="334">
            <text:p>334</text:p>
          </table:table-cell>
          <table:table-cell table:formula="of:=SUM([.H9]+[.L9])" ns41:value-type="float" table:style-name="TL Data" office:value-type="float" office:value="662">
            <text:p>66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aardwijk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0:.G10])" ns41:value-type="float" table:style-name="TL Data" office:value-type="float" office:value="604">
            <text:p>60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10:.K10])" ns41:value-type="float" table:style-name="TL Data" office:value-type="float" office:value="549">
            <text:p>549</text:p>
          </table:table-cell>
          <table:table-cell table:formula="of:=SUM([.H10]+[.L10])" ns41:value-type="float" table:style-name="TL Data" office:value-type="float" office:value="1153">
            <text:p>11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13" office:value-type="float">
            <text:p>1113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rkel, Enschot en Heukelom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1:.G11])" ns41:value-type="float" table:style-name="TL Data" office:value-type="float" office:value="482">
            <text:p>48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1:.K11])" ns41:value-type="float" table:style-name="TL Data" office:value-type="float" office:value="494">
            <text:p>494</text:p>
          </table:table-cell>
          <table:table-cell table:formula="of:=SUM([.H11]+[.L11])" ns41:value-type="float" table:style-name="TL Data" office:value-type="float" office:value="976">
            <text:p>9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74" office:value-type="float">
            <text:p>974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rlicum en Middelrode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2:.G12])" ns41:value-type="float" table:style-name="TL Data" office:value-type="float" office:value="1109">
            <text:p>110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I12:.K12])" ns41:value-type="float" table:style-name="TL Data" office:value-type="float" office:value="1113">
            <text:p>1113</text:p>
          </table:table-cell>
          <table:table-cell table:formula="of:=SUM([.H12]+[.L12])" ns41:value-type="float" table:style-name="TL Data" office:value-type="float" office:value="2222">
            <text:p>22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soij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3:.G13])" ns41:value-type="float" table:style-name="TL Data" office:value-type="float" office:value="486">
            <text:p>48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3:.K13])" ns41:value-type="float" table:style-name="TL Data" office:value-type="float" office:value="444">
            <text:p>444</text:p>
          </table:table-cell>
          <table:table-cell table:formula="of:=SUM([.H13]+[.L13])" ns41:value-type="float" table:style-name="TL Data" office:value-type="float" office:value="930">
            <text:p>9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okhov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table:formula="of:=SUM([.E14:.G14])" ns41:value-type="float" table:style-name="TL Data" office:value-type="float" office:value="97">
            <text:p>9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14:.K14])" ns41:value-type="float" table:style-name="TL Data" office:value-type="float" office:value="115">
            <text:p>115</text:p>
          </table:table-cell>
          <table:table-cell table:formula="of:=SUM([.H14]+[.L14])" ns41:value-type="float" table:style-name="TL Data" office:value-type="float" office:value="212">
            <text:p>212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94" office:value-type="float">
            <text:p>94</text:p>
          </table:table-cell>
          <table:table-cell table:formula="of:=SUM([.E15:.G15])" ns41:value-type="float" table:style-name="TL Data" office:value-type="float" office:value="1929">
            <text:p>1929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44" office:value-type="float">
            <text:p>144</text:p>
          </table:table-cell>
          <table:table-cell table:formula="of:=SUM([.I15:.K15])" ns41:value-type="float" table:style-name="TL Data" office:value-type="float" office:value="2084">
            <text:p>2084</text:p>
          </table:table-cell>
          <table:table-cell table:formula="of:=SUM([.H15]+[.L15])" ns41:value-type="float" table:style-name="TL Data" office:value-type="float" office:value="4013">
            <text:p>40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894" office:value-type="float">
            <text:p>389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16:.G16])" ns41:value-type="float" table:style-name="TL Data" office:value-type="float" office:value="970">
            <text:p>97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16:.K16])" ns41:value-type="float" table:style-name="TL Data" office:value-type="float" office:value="922">
            <text:p>922</text:p>
          </table:table-cell>
          <table:table-cell table:formula="of:=SUM([.H16]+[.L16])" ns41:value-type="float" table:style-name="TL Data" office:value-type="float" office:value="1892">
            <text:p>1892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Cromvoirt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7:.G17])" ns41:value-type="float" table:style-name="TL Data" office:value-type="float" office:value="225">
            <text:p>2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17:.K17])" ns41:value-type="float" table:style-name="TL Data" office:value-type="float" office:value="207">
            <text:p>207</text:p>
          </table:table-cell>
          <table:table-cell table:formula="of:=SUM([.H17]+[.L17])" ns41:value-type="float" table:style-name="TL Data" office:value-type="float" office:value="432">
            <text:p>4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18:.G18])" ns41:value-type="float" table:style-name="TL Data" office:value-type="float" office:value="1549">
            <text:p>1549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I18:.K18])" ns41:value-type="float" table:style-name="TL Data" office:value-type="float" office:value="1650">
            <text:p>1650</text:p>
          </table:table-cell>
          <table:table-cell table:formula="of:=SUM([.H18]+[.L18])" ns41:value-type="float" table:style-name="TL Data" office:value-type="float" office:value="3199">
            <text:p>319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977" office:value-type="float">
            <text:p>2977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rongelen, Hagoort, Gansoijen en Doeveren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" office:value-type="float">
            <text:p>6</text:p>
          </table:table-cell>
          <table:table-cell table:formula="of:=SUM([.E19:.G19])" ns41:value-type="float" table:style-name="TL Data" office:value-type="float" office:value="242">
            <text:p>24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19:.K19])" ns41:value-type="float" table:style-name="TL Data" office:value-type="float" office:value="219">
            <text:p>219</text:p>
          </table:table-cell>
          <table:table-cell table:formula="of:=SUM([.H19]+[.L19])" ns41:value-type="float" table:style-name="TL Data" office:value-type="float" office:value="461">
            <text:p>46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en Dungen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20:.G20])" ns41:value-type="float" table:style-name="TL Data" office:value-type="float" office:value="679">
            <text:p>67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20:.K20])" ns41:value-type="float" table:style-name="TL Data" office:value-type="float" office:value="692">
            <text:p>692</text:p>
          </table:table-cell>
          <table:table-cell table:formula="of:=SUM([.H20]+[.L20])" ns41:value-type="float" table:style-name="TL Data" office:value-type="float" office:value="1371">
            <text:p>1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67" office:value-type="float">
            <text:p>1367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21:.G21])" ns41:value-type="float" table:style-name="TL Data" office:value-type="float" office:value="1023">
            <text:p>102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21:.K21])" ns41:value-type="float" table:style-name="TL Data" office:value-type="float" office:value="985">
            <text:p>985</text:p>
          </table:table-cell>
          <table:table-cell table:formula="of:=SUM([.H21]+[.L21])" ns41:value-type="float" table:style-name="TL Data" office:value-type="float" office:value="2008">
            <text:p>20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80" office:value-type="float">
            <text:p>1980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ussen, Munster en Muilkerk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22:.G22])" ns41:value-type="float" table:style-name="TL Data" office:value-type="float" office:value="989">
            <text:p>98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22:.K22])" ns41:value-type="float" table:style-name="TL Data" office:value-type="float" office:value="975">
            <text:p>975</text:p>
          </table:table-cell>
          <table:table-cell table:formula="of:=SUM([.H22]+[.L22])" ns41:value-type="float" table:style-name="TL Data" office:value-type="float" office:value="1964">
            <text:p>1964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mmikhoven en Waardhuizen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3:.G23])" ns41:value-type="float" table:style-name="TL Data" office:value-type="float" office:value="518">
            <text:p>51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23:.K23])" ns41:value-type="float" table:style-name="TL Data" office:value-type="float" office:value="527">
            <text:p>527</text:p>
          </table:table-cell>
          <table:table-cell table:formula="of:=SUM([.H23]+[.L23])" ns41:value-type="float" table:style-name="TL Data" office:value-type="float" office:value="1045">
            <text:p>1045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mpel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4:.G24])" ns41:value-type="float" table:style-name="TL Data" office:value-type="float" office:value="249">
            <text:p>2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24:.K24])" ns41:value-type="float" table:style-name="TL Data" office:value-type="float" office:value="218">
            <text:p>218</text:p>
          </table:table-cell>
          <table:table-cell table:formula="of:=SUM([.H24]+[.L24])" ns41:value-type="float" table:style-name="TL Data" office:value-type="float" office:value="467">
            <text:p>4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25:.G25])" ns41:value-type="float" table:style-name="TL Data" office:value-type="float" office:value="163">
            <text:p>16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table:formula="of:=SUM([.I25:.K25])" ns41:value-type="float" table:style-name="TL Data" office:value-type="float" office:value="210">
            <text:p>210</text:p>
          </table:table-cell>
          <table:table-cell table:formula="of:=SUM([.H25]+[.L25])" ns41:value-type="float" table:style-name="TL Data" office:value-type="float" office:value="373">
            <text:p>3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26:.G26])" ns41:value-type="float" table:style-name="TL Data" office:value-type="float" office:value="224">
            <text:p>22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26:.K26])" ns41:value-type="float" table:style-name="TL Data" office:value-type="float" office:value="223">
            <text:p>223</text:p>
          </table:table-cell>
          <table:table-cell table:formula="of:=SUM([.H26]+[.L26])" ns41:value-type="float" table:style-name="TL Data" office:value-type="float" office:value="447">
            <text:p>4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6" office:value-type="float">
            <text:p>446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" office:value-type="float">
            <text:p>6</text:p>
          </table:table-cell>
          <table:table-cell table:formula="of:=SUM([.E27:.G27])" ns41:value-type="float" table:style-name="TL Data" office:value-type="float" office:value="220">
            <text:p>2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27:.K27])" ns41:value-type="float" table:style-name="TL Data" office:value-type="float" office:value="193">
            <text:p>193</text:p>
          </table:table-cell>
          <table:table-cell table:formula="of:=SUM([.H27]+[.L27])" ns41:value-type="float" table:style-name="TL Data" office:value-type="float" office:value="413">
            <text:p>413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3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8:.G28])" ns41:value-type="float" table:style-name="TL Data" office:value-type="float" office:value="581">
            <text:p>58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28:.K28])" ns41:value-type="float" table:style-name="TL Data" office:value-type="float" office:value="586">
            <text:p>586</text:p>
          </table:table-cell>
          <table:table-cell table:formula="of:=SUM([.H28]+[.L28])" ns41:value-type="float" table:style-name="TL Data" office:value-type="float" office:value="1167">
            <text:p>11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52" office:value-type="float">
            <text:p>1152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9:.G29])" ns41:value-type="float" table:style-name="TL Data" office:value-type="float" office:value="779">
            <text:p>779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29:.K29])" ns41:value-type="float" table:style-name="TL Data" office:value-type="float" office:value="669">
            <text:p>669</text:p>
          </table:table-cell>
          <table:table-cell table:formula="of:=SUM([.H29]+[.L29])" ns41:value-type="float" table:style-name="TL Data" office:value-type="float" office:value="1448">
            <text:p>14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39" office:value-type="float">
            <text:p>1439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0:.G30])" ns41:value-type="float" table:style-name="TL Data" office:value-type="float" office:value="382">
            <text:p>38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30:.K30])" ns41:value-type="float" table:style-name="TL Data" office:value-type="float" office:value="378">
            <text:p>378</text:p>
          </table:table-cell>
          <table:table-cell table:formula="of:=SUM([.H30]+[.L30])" ns41:value-type="float" table:style-name="TL Data" office:value-type="float" office:value="760">
            <text:p>7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esbeen, Eethen en Gendere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1:.G31])" ns41:value-type="float" table:style-name="TL Data" office:value-type="float" office:value="498">
            <text:p>49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31:.K31])" ns41:value-type="float" table:style-name="TL Data" office:value-type="float" office:value="458">
            <text:p>458</text:p>
          </table:table-cell>
          <table:table-cell table:formula="of:=SUM([.H31]+[.L31])" ns41:value-type="float" table:style-name="TL Data" office:value-type="float" office:value="956">
            <text:p>95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32:.G32])" ns41:value-type="float" table:style-name="TL Data" office:value-type="float" office:value="687">
            <text:p>68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32:.K32])" ns41:value-type="float" table:style-name="TL Data" office:value-type="float" office:value="714">
            <text:p>714</text:p>
          </table:table-cell>
          <table:table-cell table:formula="of:=SUM([.H32]+[.L32])" ns41:value-type="float" table:style-name="TL Data" office:value-type="float" office:value="1401">
            <text:p>140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48" office:value-type="float">
            <text:p>1348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rpt en Ber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3:.G33])" ns41:value-type="float" table:style-name="TL Data" office:value-type="float" office:value="218">
            <text:p>2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33:.K33])" ns41:value-type="float" table:style-name="TL Data" office:value-type="float" office:value="207">
            <text:p>207</text:p>
          </table:table-cell>
          <table:table-cell table:formula="of:=SUM([.H33]+[.L33])" ns41:value-type="float" table:style-name="TL Data" office:value-type="float" office:value="425">
            <text:p>4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empde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34:.G34])" ns41:value-type="float" table:style-name="TL Data" office:value-type="float" office:value="658">
            <text:p>65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34:.K34])" ns41:value-type="float" table:style-name="TL Data" office:value-type="float" office:value="619">
            <text:p>619</text:p>
          </table:table-cell>
          <table:table-cell table:formula="of:=SUM([.H34]+[.L34])" ns41:value-type="float" table:style-name="TL Data" office:value-type="float" office:value="1277">
            <text:p>12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6" office:value-type="float">
            <text:p>1276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oon op Zand</text:p>
          </table:table-cell>
          <table:table-cell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E35:.G35])" ns41:value-type="float" table:style-name="TL Data" office:value-type="float" office:value="2430">
            <text:p>2430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82" office:value-type="float">
            <text:p>182</text:p>
          </table:table-cell>
          <table:table-cell table:formula="of:=SUM([.I35:.K35])" ns41:value-type="float" table:style-name="TL Data" office:value-type="float" office:value="2453">
            <text:p>2453</text:p>
          </table:table-cell>
          <table:table-cell table:formula="of:=SUM([.H35]+[.L35])" ns41:value-type="float" table:style-name="TL Data" office:value-type="float" office:value="4883">
            <text:p>488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479" office:value-type="float">
            <text:p>4479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eeuwen, Hill en Babilonienbroek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6:.G36])" ns41:value-type="float" table:style-name="TL Data" office:value-type="float" office:value="394">
            <text:p>39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6:.K36])" ns41:value-type="float" table:style-name="TL Data" office:value-type="float" office:value="362">
            <text:p>362</text:p>
          </table:table-cell>
          <table:table-cell table:formula="of:=SUM([.H36]+[.L36])" ns41:value-type="float" table:style-name="TL Data" office:value-type="float" office:value="756">
            <text:p>75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t. Michielsgestel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37:.G37])" ns41:value-type="float" table:style-name="TL Data" office:value-type="float" office:value="1413">
            <text:p>141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I37:.K37])" ns41:value-type="float" table:style-name="TL Data" office:value-type="float" office:value="1260">
            <text:p>1260</text:p>
          </table:table-cell>
          <table:table-cell table:formula="of:=SUM([.H37]+[.L37])" ns41:value-type="float" table:style-name="TL Data" office:value-type="float" office:value="2673">
            <text:p>267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27" office:value-type="float">
            <text:p>262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Nieuwkuik en Onsenoort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38:.G38])" ns41:value-type="float" table:style-name="TL Data" office:value-type="float" office:value="607">
            <text:p>607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38:.K38])" ns41:value-type="float" table:style-name="TL Data" office:value-type="float" office:value="610">
            <text:p>610</text:p>
          </table:table-cell>
          <table:table-cell table:formula="of:=SUM([.H38]+[.L38])" ns41:value-type="float" table:style-name="TL Data" office:value-type="float" office:value="1217">
            <text:p>12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91" office:value-type="float">
            <text:p>1191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39:.G39])" ns41:value-type="float" table:style-name="TL Data" office:value-type="float" office:value="948">
            <text:p>948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39:.K39])" ns41:value-type="float" table:style-name="TL Data" office:value-type="float" office:value="1042">
            <text:p>1042</text:p>
          </table:table-cell>
          <table:table-cell table:formula="of:=SUM([.H39]+[.L39])" ns41:value-type="float" table:style-name="TL Data" office:value-type="float" office:value="1990">
            <text:p>199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ud-heusden, Elshout en Hult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40:.G40])" ns41:value-type="float" table:style-name="TL Data" office:value-type="float" office:value="399">
            <text:p>39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40:.K40])" ns41:value-type="float" table:style-name="TL Data" office:value-type="float" office:value="394">
            <text:p>394</text:p>
          </table:table-cell>
          <table:table-cell table:formula="of:=SUM([.H40]+[.L40])" ns41:value-type="float" table:style-name="TL Data" office:value-type="float" office:value="793">
            <text:p>7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41:.G41])" ns41:value-type="float" table:style-name="TL Data" office:value-type="float" office:value="910">
            <text:p>91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41:.K41])" ns41:value-type="float" table:style-name="TL Data" office:value-type="float" office:value="887">
            <text:p>887</text:p>
          </table:table-cell>
          <table:table-cell table:formula="of:=SUM([.H41]+[.L41])" ns41:value-type="float" table:style-name="TL Data" office:value-type="float" office:value="1797">
            <text:p>17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" office:value-type="float">
            <text:p>8</text:p>
          </table:table-cell>
          <table:table-cell table:formula="of:=SUM([.E42:.G42])" ns41:value-type="float" table:style-name="TL Data" office:value-type="float" office:value="162">
            <text:p>16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table:formula="of:=SUM([.I42:.K42])" ns41:value-type="float" table:style-name="TL Data" office:value-type="float" office:value="136">
            <text:p>136</text:p>
          </table:table-cell>
          <table:table-cell table:formula="of:=SUM([.H42]+[.L42])" ns41:value-type="float" table:style-name="TL Data" office:value-type="float" office:value="298">
            <text:p>29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25" office:value-type="float">
            <text:p>125</text:p>
          </table:table-cell>
          <table:table-cell table:formula="of:=SUM([.E43:.G43])" ns41:value-type="float" table:style-name="TL Data" office:value-type="float" office:value="2019">
            <text:p>2019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I43:.K43])" ns41:value-type="float" table:style-name="TL Data" office:value-type="float" office:value="2045">
            <text:p>2045</text:p>
          </table:table-cell>
          <table:table-cell table:formula="of:=SUM([.H43]+[.L43])" ns41:value-type="float" table:style-name="TL Data" office:value-type="float" office:value="4064">
            <text:p>40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23" office:value-type="float">
            <text:p>402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44:.G44])" ns41:value-type="float" table:style-name="TL Data" office:value-type="float" office:value="787">
            <text:p>78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44:.K44])" ns41:value-type="float" table:style-name="TL Data" office:value-type="float" office:value="758">
            <text:p>758</text:p>
          </table:table-cell>
          <table:table-cell table:formula="of:=SUM([.H44]+[.L44])" ns41:value-type="float" table:style-name="TL Data" office:value-type="float" office:value="1545">
            <text:p>1545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45:.G45])" ns41:value-type="float" table:style-name="TL Data" office:value-type="float" office:value="979">
            <text:p>97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45:.K45])" ns41:value-type="float" table:style-name="TL Data" office:value-type="float" office:value="1042">
            <text:p>1042</text:p>
          </table:table-cell>
          <table:table-cell table:formula="of:=SUM([.H45]+[.L45])" ns41:value-type="float" table:style-name="TL Data" office:value-type="float" office:value="2021">
            <text:p>20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9" office:value-type="float">
            <text:p>2019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46:.G46])" ns41:value-type="float" table:style-name="TL Data" office:value-type="float" office:value="406">
            <text:p>40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46:.K46])" ns41:value-type="float" table:style-name="TL Data" office:value-type="float" office:value="460">
            <text:p>460</text:p>
          </table:table-cell>
          <table:table-cell table:formula="of:=SUM([.H46]+[.L46])" ns41:value-type="float" table:style-name="TL Data" office:value-type="float" office:value="866">
            <text:p>866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lijmen</text:p>
          </table:table-cell>
          <table:table-cell table:style-name="ce19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47:.G47])" ns41:value-type="float" table:style-name="TL Data" office:value-type="float" office:value="1286">
            <text:p>128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84" office:value-type="float">
            <text:p>84</text:p>
          </table:table-cell>
          <table:table-cell table:formula="of:=SUM([.I47:.K47])" ns41:value-type="float" table:style-name="TL Data" office:value-type="float" office:value="1291">
            <text:p>1291</text:p>
          </table:table-cell>
          <table:table-cell table:formula="of:=SUM([.H47]+[.L47])" ns41:value-type="float" table:style-name="TL Data" office:value-type="float" office:value="2577">
            <text:p>25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503" office:value-type="float">
            <text:p>25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rijhoeven Capelle</text:p>
          </table:table-cell>
          <table:table-cell table:style-name="ce19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table:formula="of:=SUM([.E48:.G48])" ns41:value-type="float" table:style-name="TL Data" office:value-type="float" office:value="193">
            <text:p>19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48:.K48])" ns41:value-type="float" table:style-name="TL Data" office:value-type="float" office:value="203">
            <text:p>203</text:p>
          </table:table-cell>
          <table:table-cell table:formula="of:=SUM([.H48]+[.L48])" ns41:value-type="float" table:style-name="TL Data" office:value-type="float" office:value="396">
            <text:p>39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ugt</text:p>
          </table:table-cell>
          <table:table-cell table:style-name="ce19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49:.G49])" ns41:value-type="float" table:style-name="TL Data" office:value-type="float" office:value="1181">
            <text:p>1181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I49:.K49])" ns41:value-type="float" table:style-name="TL Data" office:value-type="float" office:value="1209">
            <text:p>1209</text:p>
          </table:table-cell>
          <table:table-cell table:formula="of:=SUM([.H49]+[.L49])" ns41:value-type="float" table:style-name="TL Data" office:value-type="float" office:value="2390">
            <text:p>23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199" office:value-type="float">
            <text:p>21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aalwijk</text:p>
          </table:table-cell>
          <table:table-cell table:style-name="ce19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50:.G50])" ns41:value-type="float" table:style-name="TL Data" office:value-type="float" office:value="1378">
            <text:p>1378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99" office:value-type="float">
            <text:p>99</text:p>
          </table:table-cell>
          <table:table-cell table:formula="of:=SUM([.I50:.K50])" ns41:value-type="float" table:style-name="TL Data" office:value-type="float" office:value="1372">
            <text:p>1372</text:p>
          </table:table-cell>
          <table:table-cell table:formula="of:=SUM([.H50]+[.L50])" ns41:value-type="float" table:style-name="TL Data" office:value-type="float" office:value="2750">
            <text:p>275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51:.G51])" ns41:value-type="float" table:style-name="TL Data" office:value-type="float" office:value="1204">
            <text:p>120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51:.K51])" ns41:value-type="float" table:style-name="TL Data" office:value-type="float" office:value="1214">
            <text:p>1214</text:p>
          </table:table-cell>
          <table:table-cell table:formula="of:=SUM([.H51]+[.L51])" ns41:value-type="float" table:style-name="TL Data" office:value-type="float" office:value="2418">
            <text:p>241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erken en Sleeuwijk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52:.G52])" ns41:value-type="float" table:style-name="TL Data" office:value-type="float" office:value="810">
            <text:p>81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52:.K52])" ns41:value-type="float" table:style-name="TL Data" office:value-type="float" office:value="847">
            <text:p>847</text:p>
          </table:table-cell>
          <table:table-cell table:formula="of:=SUM([.H52]+[.L52])" ns41:value-type="float" table:style-name="TL Data" office:value-type="float" office:value="1657">
            <text:p>1657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53:.G53])" ns41:value-type="float" table:style-name="TL Data" office:value-type="float" office:value="695">
            <text:p>69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53:.K53])" ns41:value-type="float" table:style-name="TL Data" office:value-type="float" office:value="749">
            <text:p>749</text:p>
          </table:table-cell>
          <table:table-cell table:formula="of:=SUM([.H53]+[.L53])" ns41:value-type="float" table:style-name="TL Data" office:value-type="float" office:value="1444">
            <text:p>1444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oudrichem en Oudendijk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54:.G54])" ns41:value-type="float" table:style-name="TL Data" office:value-type="float" office:value="593">
            <text:p>59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54:.K54])" ns41:value-type="float" table:style-name="TL Data" office:value-type="float" office:value="627">
            <text:p>627</text:p>
          </table:table-cell>
          <table:table-cell table:formula="of:=SUM([.H54]+[.L54])" ns41:value-type="float" table:style-name="TL Data" office:value-type="float" office:value="1220">
            <text:p>1220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ijk en Aalburg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55:.G55])" ns41:value-type="float" table:style-name="TL Data" office:value-type="float" office:value="817">
            <text:p>817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55:.K55])" ns41:value-type="float" table:style-name="TL Data" office:value-type="float" office:value="837">
            <text:p>837</text:p>
          </table:table-cell>
          <table:table-cell table:formula="of:=SUM([.H55]+[.L55])" ns41:value-type="float" table:style-name="TL Data" office:value-type="float" office:value="1654">
            <text:p>1654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string" table:style-name="ce66" office:value-type="string">
            <text:p>VT</text:p>
          </table:table-cell>
          <table:table-cell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12">
          <table:table-cell ns41:value-type="string" table:style-name="TL RowHeader" office:value-type="string">
            <text:p>Totaal</text:p>
          </table:table-cell>
          <table:table-cell/>
          <table:table-cell table:formula="of:=SUM([.C8:.C55])" ns41:value-type="float" table:style-name="TL Data" office:value-type="float" office:value="11438">
            <text:p>11438</text:p>
          </table:table-cell>
          <table:table-cell table:formula="of:=SUM([.D8:.D55])" ns41:value-type="float" table:style-name="TL Data" office:value-type="float" office:value="14302">
            <text:p>14302</text:p>
          </table:table-cell>
          <table:table-cell table:formula="of:=SUM([.E8:.E55])" ns41:value-type="float" table:style-name="TL Data" office:value-type="float" office:value="24000">
            <text:p>24000</text:p>
          </table:table-cell>
          <table:table-cell table:formula="of:=SUM([.F8:.F55])" ns41:value-type="float" table:style-name="TL Data" office:value-type="float" office:value="10617">
            <text:p>10617</text:p>
          </table:table-cell>
          <table:table-cell table:formula="of:=SUM([.G8:.G55])" ns41:value-type="float" table:style-name="TL Data" office:value-type="float" office:value="1582">
            <text:p>1582</text:p>
          </table:table-cell>
          <table:table-cell table:formula="of:=SUM([.H8:.H55])" ns41:value-type="float" table:style-name="TL Data" office:value-type="float" office:value="36199">
            <text:p>36199</text:p>
          </table:table-cell>
          <table:table-cell table:formula="of:=SUM([.I8:.I55])" ns41:value-type="float" table:style-name="TL Data" office:value-type="float" office:value="22752">
            <text:p>22752</text:p>
          </table:table-cell>
          <table:table-cell table:formula="of:=SUM([.J8:.J55])" ns41:value-type="float" table:style-name="TL Data" office:value-type="float" office:value="10605">
            <text:p>10605</text:p>
          </table:table-cell>
          <table:table-cell table:formula="of:=SUM([.K8:.K55])" ns41:value-type="float" table:style-name="TL Data" office:value-type="float" office:value="2916">
            <text:p>2916</text:p>
          </table:table-cell>
          <table:table-cell table:formula="of:=SUM([.L8:.L55])" ns41:value-type="float" table:style-name="TL Data" office:value-type="float" office:value="36273">
            <text:p>36273</text:p>
          </table:table-cell>
          <table:table-cell table:formula="of:=SUM([.H56]+[.L56])" ns41:value-type="float" table:style-name="TL Data" office:value-type="float" office:value="72472">
            <text:p>72472</text:p>
          </table:table-cell>
          <table:table-cell table:formula="of:=SUM([.N8:.N55])" ns41:value-type="float" table:style-name="TL Data" office:value-type="float" office:value="18588">
            <text:p>18588</text:p>
          </table:table-cell>
          <table:table-cell table:formula="of:=SUM([.O8:.O55])" ns41:value-type="float" table:style-name="TL Data" office:value-type="float" office:value="53600">
            <text:p>53600</text:p>
          </table:table-cell>
          <table:table-cell table:formula="of:=SUM([.P8:.P55])" ns41:value-type="float" table:style-name="TL Data" office:value-type="float" office:value="245">
            <text:p>245</text:p>
          </table:table-cell>
          <table:table-cell table:formula="of:=SUM([.Q8:.Q55])" ns41:value-type="float" table:style-name="TL Data" office:value-type="float" office:value="39">
            <text:p>39</text:p>
          </table:table-cell>
          <table:table-cell ns41:value-type="string" table:style-name="ce91" office:value-type="string">
            <text:p>VT</text:p>
          </table:table-cell>
          <table:table-cell table:style-name="ce43"/>
          <table:table-cell ns41:value-type="float" table:style-name="ce107" office:value="4" office:value-type="float">
            <text:p>4</text:p>
          </table:table-cell>
          <table:table-cell ns41:value-type="float" table:style-name="ce107" office:value="5" office:value-type="float">
            <text:p>5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69</text:p>
          </table:table-cell>
          <table:table-cell table:style-name="ce40" table:number-columns-repeated="100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Aarle Rixtel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8:.G8])" ns41:value-type="float" table:style-name="TL Data" office:value-type="float" office:value="625">
            <text:p>62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8:.K8])" ns41:value-type="float" table:style-name="TL Data" office:value-type="float" office:value="648">
            <text:p>648</text:p>
          </table:table-cell>
          <table:table-cell table:formula="of:=SUM([.H8]+[.L8])" ns41:value-type="float" table:style-name="TL Data" office:value-type="float" office:value="1273">
            <text:p>12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4" office:value-type="float">
            <text:p>4</text:p>
          </table:table-cell>
          <table:table-cell ns41:value-type="float" table:style-name="ce105" office:value="5" office:value-type="float">
            <text:p>5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87" office:value-type="float">
            <text:p>87</text:p>
          </table:table-cell>
          <table:table-cell table:formula="of:=SUM([.E9:.G9])" ns41:value-type="float" table:style-name="TL Data" office:value-type="float" office:value="1435">
            <text:p>1435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I9:.K9])" ns41:value-type="float" table:style-name="TL Data" office:value-type="float" office:value="1447">
            <text:p>1447</text:p>
          </table:table-cell>
          <table:table-cell table:formula="of:=SUM([.H9]+[.L9])" ns41:value-type="float" table:style-name="TL Data" office:value-type="float" office:value="2882">
            <text:p>288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17" office:value-type="float">
            <text:p>281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akel en Milheeze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10:.G10])" ns41:value-type="float" table:style-name="TL Data" office:value-type="float" office:value="864">
            <text:p>86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10:.K10])" ns41:value-type="float" table:style-name="TL Data" office:value-type="float" office:value="842">
            <text:p>842</text:p>
          </table:table-cell>
          <table:table-cell table:formula="of:=SUM([.H10]+[.L10])" ns41:value-type="float" table:style-name="TL Data" office:value-type="float" office:value="1706">
            <text:p>17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99" office:value-type="float">
            <text:p>1699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1:.G11])" ns41:value-type="float" table:style-name="TL Data" office:value-type="float" office:value="618">
            <text:p>61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1:.K11])" ns41:value-type="float" table:style-name="TL Data" office:value-type="float" office:value="667">
            <text:p>667</text:p>
          </table:table-cell>
          <table:table-cell table:formula="of:=SUM([.H11]+[.L11])" ns41:value-type="float" table:style-name="TL Data" office:value-type="float" office:value="1285">
            <text:p>12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4" office:value-type="float">
            <text:p>1284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12:.G12])" ns41:value-type="float" table:style-name="TL Data" office:value-type="float" office:value="1024">
            <text:p>1024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98" office:value-type="float">
            <text:p>98</text:p>
          </table:table-cell>
          <table:table-cell table:formula="of:=SUM([.I12:.K12])" ns41:value-type="float" table:style-name="TL Data" office:value-type="float" office:value="1095">
            <text:p>1095</text:p>
          </table:table-cell>
          <table:table-cell table:formula="of:=SUM([.H12]+[.L12])" ns41:value-type="float" table:style-name="TL Data" office:value-type="float" office:value="2119">
            <text:p>21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47" office:value-type="float">
            <text:p>204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eurne en Liessel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96" office:value-type="float">
            <text:p>96</text:p>
          </table:table-cell>
          <table:table-cell table:formula="of:=SUM([.E13:.G13])" ns41:value-type="float" table:style-name="TL Data" office:value-type="float" office:value="1649">
            <text:p>1649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I13:.K13])" ns41:value-type="float" table:style-name="TL Data" office:value-type="float" office:value="1705">
            <text:p>1705</text:p>
          </table:table-cell>
          <table:table-cell table:formula="of:=SUM([.H13]+[.L13])" ns41:value-type="float" table:style-name="TL Data" office:value-type="float" office:value="3354">
            <text:p>33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15" office:value-type="float">
            <text:p>3315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14:.G14])" ns41:value-type="float" table:style-name="TL Data" office:value-type="float" office:value="819">
            <text:p>81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14:.K14])" ns41:value-type="float" table:style-name="TL Data" office:value-type="float" office:value="911">
            <text:p>911</text:p>
          </table:table-cell>
          <table:table-cell table:formula="of:=SUM([.H14]+[.L14])" ns41:value-type="float" table:style-name="TL Data" office:value-type="float" office:value="1730">
            <text:p>17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16" office:value-type="float">
            <text:p>171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6" office:value-type="float">
            <text:p>76</text:p>
          </table:table-cell>
          <table:table-cell table:formula="of:=SUM([.E15:.G15])" ns41:value-type="float" table:style-name="TL Data" office:value-type="float" office:value="2159">
            <text:p>2159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58" office:value-type="float">
            <text:p>158</text:p>
          </table:table-cell>
          <table:table-cell table:formula="of:=SUM([.I15:.K15])" ns41:value-type="float" table:style-name="TL Data" office:value-type="float" office:value="2257">
            <text:p>2257</text:p>
          </table:table-cell>
          <table:table-cell table:formula="of:=SUM([.H15]+[.L15])" ns41:value-type="float" table:style-name="TL Data" office:value-type="float" office:value="4416">
            <text:p>44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05" office:value-type="float">
            <text:p>4405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6:.G16])" ns41:value-type="float" table:style-name="TL Data" office:value-type="float" office:value="831">
            <text:p>83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16:.K16])" ns41:value-type="float" table:style-name="TL Data" office:value-type="float" office:value="899">
            <text:p>899</text:p>
          </table:table-cell>
          <table:table-cell table:formula="of:=SUM([.H16]+[.L16])" ns41:value-type="float" table:style-name="TL Data" office:value-type="float" office:value="1730">
            <text:p>17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57" office:value-type="float">
            <text:p>165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5" office:value-type="float">
            <text:p>95</text:p>
          </table:table-cell>
          <table:table-cell table:formula="of:=SUM([.E17:.G17])" ns41:value-type="float" table:style-name="TL Data" office:value-type="float" office:value="2216">
            <text:p>2216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I17:.K17])" ns41:value-type="float" table:style-name="TL Data" office:value-type="float" office:value="2327">
            <text:p>2327</text:p>
          </table:table-cell>
          <table:table-cell table:formula="of:=SUM([.H17]+[.L17])" ns41:value-type="float" table:style-name="TL Data" office:value-type="float" office:value="4543">
            <text:p>454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424" office:value-type="float">
            <text:p>4424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8:.G18])" ns41:value-type="float" table:style-name="TL Data" office:value-type="float" office:value="761">
            <text:p>76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18:.K18])" ns41:value-type="float" table:style-name="TL Data" office:value-type="float" office:value="767">
            <text:p>767</text:p>
          </table:table-cell>
          <table:table-cell table:formula="of:=SUM([.H18]+[.L18])" ns41:value-type="float" table:style-name="TL Data" office:value-type="float" office:value="1528">
            <text:p>15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6" office:value-type="float">
            <text:p>152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9:.G19])" ns41:value-type="float" table:style-name="TL Data" office:value-type="float" office:value="453">
            <text:p>45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19:.K19])" ns41:value-type="float" table:style-name="TL Data" office:value-type="float" office:value="474">
            <text:p>474</text:p>
          </table:table-cell>
          <table:table-cell table:formula="of:=SUM([.H19]+[.L19])" ns41:value-type="float" table:style-name="TL Data" office:value-type="float" office:value="927">
            <text:p>9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2" office:value-type="float">
            <text:p>92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0:.G20])" ns41:value-type="float" table:style-name="TL Data" office:value-type="float" office:value="606">
            <text:p>60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20:.K20])" ns41:value-type="float" table:style-name="TL Data" office:value-type="float" office:value="569">
            <text:p>569</text:p>
          </table:table-cell>
          <table:table-cell table:formula="of:=SUM([.H20]+[.L20])" ns41:value-type="float" table:style-name="TL Data" office:value-type="float" office:value="1175">
            <text:p>11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3" office:value-type="float">
            <text:p>117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1:.G21])" ns41:value-type="float" table:style-name="TL Data" office:value-type="float" office:value="302">
            <text:p>30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21:.K21])" ns41:value-type="float" table:style-name="TL Data" office:value-type="float" office:value="309">
            <text:p>309</text:p>
          </table:table-cell>
          <table:table-cell table:formula="of:=SUM([.H21]+[.L21])" ns41:value-type="float" table:style-name="TL Data" office:value-type="float" office:value="611">
            <text:p>6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4" office:value-type="float">
            <text:p>64</text:p>
          </table:table-cell>
          <table:table-cell table:formula="of:=SUM([.E22:.G22])" ns41:value-type="float" table:style-name="TL Data" office:value-type="float" office:value="1032">
            <text:p>103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22:.K22])" ns41:value-type="float" table:style-name="TL Data" office:value-type="float" office:value="1027">
            <text:p>1027</text:p>
          </table:table-cell>
          <table:table-cell table:formula="of:=SUM([.H22]+[.L22])" ns41:value-type="float" table:style-name="TL Data" office:value-type="float" office:value="2059">
            <text:p>20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46" office:value-type="float">
            <text:p>204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Nunen, Gerwen en Nederwetten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23:.G23])" ns41:value-type="float" table:style-name="TL Data" office:value-type="float" office:value="1220">
            <text:p>122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23:.K23])" ns41:value-type="float" table:style-name="TL Data" office:value-type="float" office:value="1159">
            <text:p>1159</text:p>
          </table:table-cell>
          <table:table-cell table:formula="of:=SUM([.H23]+[.L23])" ns41:value-type="float" table:style-name="TL Data" office:value-type="float" office:value="2379">
            <text:p>23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35" office:value-type="float">
            <text:p>2335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oerendonk, Sterksel en Gastel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4:.G24])" ns41:value-type="float" table:style-name="TL Data" office:value-type="float" office:value="414">
            <text:p>41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24:.K24])" ns41:value-type="float" table:style-name="TL Data" office:value-type="float" office:value="397">
            <text:p>397</text:p>
          </table:table-cell>
          <table:table-cell table:formula="of:=SUM([.H24]+[.L24])" ns41:value-type="float" table:style-name="TL Data" office:value-type="float" office:value="811">
            <text:p>8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1" office:value-type="float">
            <text:p>801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2" office:value-type="float">
            <text:p>72</text:p>
          </table:table-cell>
          <table:table-cell table:formula="of:=SUM([.E25:.G25])" ns41:value-type="float" table:style-name="TL Data" office:value-type="float" office:value="1379">
            <text:p>1379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I25:.K25])" ns41:value-type="float" table:style-name="TL Data" office:value-type="float" office:value="1423">
            <text:p>1423</text:p>
          </table:table-cell>
          <table:table-cell table:formula="of:=SUM([.H25]+[.L25])" ns41:value-type="float" table:style-name="TL Data" office:value-type="float" office:value="2802">
            <text:p>280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39" office:value-type="float">
            <text:p>273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formula="of:=SUM([.E26:.G26])" ns41:value-type="float" table:style-name="TL Data" office:value-type="float" office:value="265">
            <text:p>26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6:.K26])" ns41:value-type="float" table:style-name="TL Data" office:value-type="float" office:value="287">
            <text:p>287</text:p>
          </table:table-cell>
          <table:table-cell table:formula="of:=SUM([.H26]+[.L26])" ns41:value-type="float" table:style-name="TL Data" office:value-type="float" office:value="552">
            <text:p>5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8" office:value-type="float">
            <text:p>548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7:.G27])" ns41:value-type="float" table:style-name="TL Data" office:value-type="float" office:value="397">
            <text:p>39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27:.K27])" ns41:value-type="float" table:style-name="TL Data" office:value-type="float" office:value="414">
            <text:p>414</text:p>
          </table:table-cell>
          <table:table-cell table:formula="of:=SUM([.H27]+[.L27])" ns41:value-type="float" table:style-name="TL Data" office:value-type="float" office:value="811">
            <text:p>811</text:p>
          </table:table-cell>
          <table:table-cell table:style-name="TL Data"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8:.G28])" ns41:value-type="float" table:style-name="TL Data" office:value-type="float" office:value="330">
            <text:p>33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28:.K28])" ns41:value-type="float" table:style-name="TL Data" office:value-type="float" office:value="312">
            <text:p>312</text:p>
          </table:table-cell>
          <table:table-cell table:formula="of:=SUM([.H28]+[.L28])" ns41:value-type="float" table:style-name="TL Data" office:value-type="float" office:value="642">
            <text:p>6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0" office:value-type="float">
            <text:p>640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Zes Gehuchten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29:.G29])" ns41:value-type="float" table:style-name="TL Data" office:value-type="float" office:value="433">
            <text:p>43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29:.K29])" ns41:value-type="float" table:style-name="TL Data" office:value-type="float" office:value="454">
            <text:p>454</text:p>
          </table:table-cell>
          <table:table-cell table:formula="of:=SUM([.H29]+[.L29])" ns41:value-type="float" table:style-name="TL Data" office:value-type="float" office:value="887">
            <text:p>887</text:p>
          </table:table-cell>
          <table:table-cell table:style-name="TL Data"/>
          <table:table-cell ns41:value-type="float" table:style-name="TL Data" office:value="887" office:value-type="float">
            <text:p>88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<text:s text:c="27"/></text:p>
          </table:table-cell>
          <table:table-cell table:style-name="ce40"/>
          <table:table-cell table:formula="of:=SUM([.C8:.C29])" ns41:value-type="float" table:style-name="TL Data" office:value-type="float" office:value="7064">
            <text:p>7064</text:p>
          </table:table-cell>
          <table:table-cell table:formula="of:=SUM([.D8:.D29])" ns41:value-type="float" table:style-name="TL Data" office:value-type="float" office:value="7957">
            <text:p>7957</text:p>
          </table:table-cell>
          <table:table-cell table:formula="of:=SUM([.E8:.E29])" ns41:value-type="float" table:style-name="TL Data" office:value-type="float" office:value="13103">
            <text:p>13103</text:p>
          </table:table-cell>
          <table:table-cell table:formula="of:=SUM([.F8:.F29])" ns41:value-type="float" table:style-name="TL Data" office:value-type="float" office:value="5734">
            <text:p>5734</text:p>
          </table:table-cell>
          <table:table-cell table:formula="of:=SUM([.G8:.G29])" ns41:value-type="float" table:style-name="TL Data" office:value-type="float" office:value="995">
            <text:p>995</text:p>
          </table:table-cell>
          <table:table-cell table:formula="of:=SUM([.H8:.H29])" ns41:value-type="float" table:style-name="TL Data" office:value-type="float" office:value="19832">
            <text:p>19832</text:p>
          </table:table-cell>
          <table:table-cell table:formula="of:=SUM([.I8:.I29])" ns41:value-type="float" table:style-name="TL Data" office:value-type="float" office:value="13098">
            <text:p>13098</text:p>
          </table:table-cell>
          <table:table-cell table:formula="of:=SUM([.J8:.J29])" ns41:value-type="float" table:style-name="TL Data" office:value-type="float" office:value="5739">
            <text:p>5739</text:p>
          </table:table-cell>
          <table:table-cell table:formula="of:=SUM([.K8:.K29])" ns41:value-type="float" table:style-name="TL Data" office:value-type="float" office:value="1553">
            <text:p>1553</text:p>
          </table:table-cell>
          <table:table-cell table:formula="of:=SUM([.L8:.L29])" ns41:value-type="float" table:style-name="TL Data" office:value-type="float" office:value="20390">
            <text:p>20390</text:p>
          </table:table-cell>
          <table:table-cell table:formula="of:=SUM([.H30]+[.L30])" ns41:value-type="float" table:style-name="TL Data" office:value-type="float" office:value="40222">
            <text:p>40222</text:p>
          </table:table-cell>
          <table:table-cell table:formula="of:=SUM([.N8:.N29])" ns41:value-type="float" table:style-name="TL Data" office:value-type="float" office:value="573">
            <text:p>573</text:p>
          </table:table-cell>
          <table:table-cell table:formula="of:=SUM([.O8:.O29])" ns41:value-type="float" table:style-name="TL Data" office:value-type="float" office:value="39626">
            <text:p>39626</text:p>
          </table:table-cell>
          <table:table-cell table:formula="of:=SUM([.P8:.P29])" ns41:value-type="float" table:style-name="TL Data" office:value-type="float" office:value="23">
            <text:p>23</text:p>
          </table:table-cell>
          <table:table-cell table:formula="of:=SUM([.Q8:.Q29])" ns41:value-type="float" table:style-name="TL Data" office:value-type="float" office:value="0">
            <text:p>0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6" office:value-type="float">
            <text:p>6</text:p>
          </table:table-cell>
          <table:table-cell ns41:value-type="float" table:style-name="ce107" office:value="7" office:value-type="float">
            <text:p>7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0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TL Title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6"/>
          <table:table-cell/>
          <table:table-cell table:style-name="ce125" table:number-columns-repeated="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8:.G8])" ns41:value-type="float" table:style-name="TL Data" office:value-type="float" office:value="294">
            <text:p>29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8:.K8])" ns41:value-type="float" table:style-name="TL Data" office:value-type="float" office:value="271">
            <text:p>271</text:p>
          </table:table-cell>
          <table:table-cell table:formula="of:=SUM([.H8]+[.L8])" ns41:value-type="float" table:style-name="TL Data" office:value-type="float" office:value="565">
            <text:p>5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4" office:value-type="float">
            <text:p>564</text:p>
          </table:table-cell>
          <table:table-cell table:style-name="TL Data" table:number-columns-repeated="2"/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6" office:value-type="float">
            <text:p>6</text:p>
          </table:table-cell>
          <table:table-cell ns41:value-type="float" table:style-name="ce105" office:value="7" office:value-type="float">
            <text:p>7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9:.G9])" ns41:value-type="float" table:style-name="TL Data" office:value-type="float" office:value="860">
            <text:p>86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9:.K9])" ns41:value-type="float" table:style-name="TL Data" office:value-type="float" office:value="901">
            <text:p>901</text:p>
          </table:table-cell>
          <table:table-cell table:formula="of:=SUM([.H9]+[.L9])" ns41:value-type="float" table:style-name="TL Data" office:value-type="float" office:value="1761">
            <text:p>17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est 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0" office:value-type="float">
            <text:p>50</text:p>
          </table:table-cell>
          <table:table-cell table:formula="of:=SUM([.E10:.G10])" ns41:value-type="float" table:style-name="TL Data" office:value-type="float" office:value="897">
            <text:p>89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87" office:value-type="float">
            <text:p>87</text:p>
          </table:table-cell>
          <table:table-cell table:formula="of:=SUM([.I10:.K10])" ns41:value-type="float" table:style-name="TL Data" office:value-type="float" office:value="946">
            <text:p>946</text:p>
          </table:table-cell>
          <table:table-cell table:formula="of:=SUM([.H10]+[.L10])" ns41:value-type="float" table:style-name="TL Data" office:value-type="float" office:value="1843">
            <text:p>1843</text:p>
          </table:table-cell>
          <table:table-cell table:style-name="TL Data"/>
          <table:table-cell ns41:value-type="float" table:style-name="TL Data" office:value="1843" office:value-type="float">
            <text:p>184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ladel en Netersel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1:.G11])" ns41:value-type="float" table:style-name="TL Data" office:value-type="float" office:value="645">
            <text:p>645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11:.K11])" ns41:value-type="float" table:style-name="TL Data" office:value-type="float" office:value="603">
            <text:p>603</text:p>
          </table:table-cell>
          <table:table-cell table:formula="of:=SUM([.H11]+[.L11])" ns41:value-type="float" table:style-name="TL Data" office:value-type="float" office:value="1248">
            <text:p>124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Borkel en Schaft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2:.G12])" ns41:value-type="float" table:style-name="TL Data" office:value-type="float" office:value="242">
            <text:p>24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12:.K12])" ns41:value-type="float" table:style-name="TL Data" office:value-type="float" office:value="262">
            <text:p>262</text:p>
          </table:table-cell>
          <table:table-cell table:formula="of:=SUM([.H12]+[.L12])" ns41:value-type="float" table:style-name="TL Data" office:value-type="float" office:value="504">
            <text:p>5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3:.G13])" ns41:value-type="float" table:style-name="TL Data" office:value-type="float" office:value="484">
            <text:p>48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3:.K13])" ns41:value-type="float" table:style-name="TL Data" office:value-type="float" office:value="490">
            <text:p>490</text:p>
          </table:table-cell>
          <table:table-cell table:formula="of:=SUM([.H13]+[.L13])" ns41:value-type="float" table:style-name="TL Data" office:value-type="float" office:value="974">
            <text:p>974</text:p>
          </table:table-cell>
          <table:table-cell table:style-name="TL Data"/>
          <table:table-cell ns41:value-type="float" table:style-name="TL Data" office:value="974" office:value-type="float">
            <text:p>974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ommelen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table:formula="of:=SUM([.E14:.G14])" ns41:value-type="float" table:style-name="TL Data" office:value-type="float" office:value="174">
            <text:p>17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14:.K14])" ns41:value-type="float" table:style-name="TL Data" office:value-type="float" office:value="159">
            <text:p>159</text:p>
          </table:table-cell>
          <table:table-cell table:formula="of:=SUM([.H14]+[.L14])" ns41:value-type="float" table:style-name="TL Data" office:value-type="float" office:value="333">
            <text:p>3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Duizel en Steenzel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5:.G15])" ns41:value-type="float" table:style-name="TL Data" office:value-type="float" office:value="298">
            <text:p>29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5:.K15])" ns41:value-type="float" table:style-name="TL Data" office:value-type="float" office:value="259">
            <text:p>259</text:p>
          </table:table-cell>
          <table:table-cell table:formula="of:=SUM([.H15]+[.L15])" ns41:value-type="float" table:style-name="TL Data" office:value-type="float" office:value="557">
            <text:p>557</text:p>
          </table:table-cell>
          <table:table-cell table:style-name="TL Data"/>
          <table:table-cell ns41:value-type="float" table:style-name="TL Data" office:value="557" office:value-type="float">
            <text:p>55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Eerzel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6:.G16])" ns41:value-type="float" table:style-name="TL Data" office:value-type="float" office:value="470">
            <text:p>47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16:.K16])" ns41:value-type="float" table:style-name="TL Data" office:value-type="float" office:value="467">
            <text:p>467</text:p>
          </table:table-cell>
          <table:table-cell table:formula="of:=SUM([.H16]+[.L16])" ns41:value-type="float" table:style-name="TL Data" office:value-type="float" office:value="937">
            <text:p>9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stel en Blaarthem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7:.G17])" ns41:value-type="float" table:style-name="TL Data" office:value-type="float" office:value="697">
            <text:p>69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17:.K17])" ns41:value-type="float" table:style-name="TL Data" office:value-type="float" office:value="666">
            <text:p>666</text:p>
          </table:table-cell>
          <table:table-cell table:formula="of:=SUM([.H17]+[.L17])" ns41:value-type="float" table:style-name="TL Data" office:value-type="float" office:value="1363">
            <text:p>13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2" office:value-type="float">
            <text:p>136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0" office:value-type="float">
            <text:p>50</text:p>
          </table:table-cell>
          <table:table-cell table:formula="of:=SUM([.E18:.G18])" ns41:value-type="float" table:style-name="TL Data" office:value-type="float" office:value="1136">
            <text:p>1136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18:.K18])" ns41:value-type="float" table:style-name="TL Data" office:value-type="float" office:value="1248">
            <text:p>1248</text:p>
          </table:table-cell>
          <table:table-cell table:formula="of:=SUM([.H18]+[.L18])" ns41:value-type="float" table:style-name="TL Data" office:value-type="float" office:value="2384">
            <text:p>23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ogeloon, Hapert en Casteren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9:.G19])" ns41:value-type="float" table:style-name="TL Data" office:value-type="float" office:value="656">
            <text:p>656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19:.K19])" ns41:value-type="float" table:style-name="TL Data" office:value-type="float" office:value="688">
            <text:p>688</text:p>
          </table:table-cell>
          <table:table-cell table:formula="of:=SUM([.H19]+[.L19])" ns41:value-type="float" table:style-name="TL Data" office:value-type="float" office:value="1344">
            <text:p>134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70" office:value-type="float">
            <text:p>1270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Hooge, Lagemierden en Hulsel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0:.G20])" ns41:value-type="float" table:style-name="TL Data" office:value-type="float" office:value="659">
            <text:p>65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20:.K20])" ns41:value-type="float" table:style-name="TL Data" office:value-type="float" office:value="655">
            <text:p>655</text:p>
          </table:table-cell>
          <table:table-cell table:formula="of:=SUM([.H20]+[.L20])" ns41:value-type="float" table:style-name="TL Data" office:value-type="float" office:value="1314">
            <text:p>1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Luijksgestel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1:.G21])" ns41:value-type="float" table:style-name="TL Data" office:value-type="float" office:value="388">
            <text:p>38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21:.K21])" ns41:value-type="float" table:style-name="TL Data" office:value-type="float" office:value="399">
            <text:p>399</text:p>
          </table:table-cell>
          <table:table-cell table:formula="of:=SUM([.H21]+[.L21])" ns41:value-type="float" table:style-name="TL Data" office:value-type="float" office:value="787">
            <text:p>7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5" office:value-type="float">
            <text:p>785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2:.G22])" ns41:value-type="float" table:style-name="TL Data" office:value-type="float" office:value="590">
            <text:p>59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22:.K22])" ns41:value-type="float" table:style-name="TL Data" office:value-type="float" office:value="574">
            <text:p>574</text:p>
          </table:table-cell>
          <table:table-cell table:formula="of:=SUM([.H22]+[.L22])" ns41:value-type="float" table:style-name="TL Data" office:value-type="float" office:value="1164">
            <text:p>11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48" office:value-type="float">
            <text:p>1148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erle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23:.G23])" ns41:value-type="float" table:style-name="TL Data" office:value-type="float" office:value="313">
            <text:p>31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23:.K23])" ns41:value-type="float" table:style-name="TL Data" office:value-type="float" office:value="319">
            <text:p>319</text:p>
          </table:table-cell>
          <table:table-cell table:formula="of:=SUM([.H23]+[.L23])" ns41:value-type="float" table:style-name="TL Data" office:value-type="float" office:value="632">
            <text:p>632</text:p>
          </table:table-cell>
          <table:table-cell table:style-name="TL Data"/>
          <table:table-cell ns41:value-type="float" table:style-name="TL Data" office:value="632" office:value-type="float">
            <text:p>63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5" office:value-type="float">
            <text:p>95</text:p>
          </table:table-cell>
          <table:table-cell table:formula="of:=SUM([.E24:.G24])" ns41:value-type="float" table:style-name="TL Data" office:value-type="float" office:value="1936">
            <text:p>1936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71" office:value-type="float">
            <text:p>171</text:p>
          </table:table-cell>
          <table:table-cell table:formula="of:=SUM([.I24:.K24])" ns41:value-type="float" table:style-name="TL Data" office:value-type="float" office:value="2061">
            <text:p>2061</text:p>
          </table:table-cell>
          <table:table-cell table:formula="of:=SUM([.H24]+[.L24])" ns41:value-type="float" table:style-name="TL Data" office:value-type="float" office:value="3997">
            <text:p>399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Oostel-, Westel- en Middelbeers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25:.G25])" ns41:value-type="float" table:style-name="TL Data" office:value-type="float" office:value="498">
            <text:p>49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25:.K25])" ns41:value-type="float" table:style-name="TL Data" office:value-type="float" office:value="476">
            <text:p>476</text:p>
          </table:table-cell>
          <table:table-cell table:formula="of:=SUM([.H25]+[.L25])" ns41:value-type="float" table:style-name="TL Data" office:value-type="float" office:value="974">
            <text:p>974</text:p>
          </table:table-cell>
          <table:table-cell table:style-name="TL Data"/>
          <table:table-cell ns41:value-type="float" table:style-name="TL Data" office:value="974" office:value-type="float">
            <text:p>974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6:.G26])" ns41:value-type="float" table:style-name="TL Data" office:value-type="float" office:value="442">
            <text:p>44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26:.K26])" ns41:value-type="float" table:style-name="TL Data" office:value-type="float" office:value="416">
            <text:p>416</text:p>
          </table:table-cell>
          <table:table-cell table:formula="of:=SUM([.H26]+[.L26])" ns41:value-type="float" table:style-name="TL Data" office:value-type="float" office:value="858">
            <text:p>858</text:p>
          </table:table-cell>
          <table:table-cell table:style-name="TL Data"/>
          <table:table-cell ns41:value-type="float" table:style-name="TL Data" office:value="858" office:value-type="float">
            <text:p>858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Riethov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27:.G27])" ns41:value-type="float" table:style-name="TL Data" office:value-type="float" office:value="321">
            <text:p>3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7:.K27])" ns41:value-type="float" table:style-name="TL Data" office:value-type="float" office:value="293">
            <text:p>293</text:p>
          </table:table-cell>
          <table:table-cell table:formula="of:=SUM([.H27]+[.L27])" ns41:value-type="float" table:style-name="TL Data" office:value-type="float" office:value="614">
            <text:p>6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3" office:value-type="float">
            <text:p>61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on en Breugel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28:.G28])" ns41:value-type="float" table:style-name="TL Data" office:value-type="float" office:value="786">
            <text:p>78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28:.K28])" ns41:value-type="float" table:style-name="TL Data" office:value-type="float" office:value="766">
            <text:p>766</text:p>
          </table:table-cell>
          <table:table-cell table:formula="of:=SUM([.H28]+[.L28])" ns41:value-type="float" table:style-name="TL Data" office:value-type="float" office:value="1552">
            <text:p>15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7" office:value-type="float">
            <text:p>154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9:.G29])" ns41:value-type="float" table:style-name="TL Data" office:value-type="float" office:value="637">
            <text:p>63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29:.K29])" ns41:value-type="float" table:style-name="TL Data" office:value-type="float" office:value="682">
            <text:p>682</text:p>
          </table:table-cell>
          <table:table-cell table:formula="of:=SUM([.H29]+[.L29])" ns41:value-type="float" table:style-name="TL Data" office:value-type="float" office:value="1319">
            <text:p>13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Strijp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0:.G30])" ns41:value-type="float" table:style-name="TL Data" office:value-type="float" office:value="493">
            <text:p>49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30:.K30])" ns41:value-type="float" table:style-name="TL Data" office:value-type="float" office:value="547">
            <text:p>547</text:p>
          </table:table-cell>
          <table:table-cell table:formula="of:=SUM([.H30]+[.L30])" ns41:value-type="float" table:style-name="TL Data" office:value-type="float" office:value="1040">
            <text:p>10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32" office:value-type="float">
            <text:p>103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31:.G31])" ns41:value-type="float" table:style-name="TL Data" office:value-type="float" office:value="599">
            <text:p>599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31:.K31])" ns41:value-type="float" table:style-name="TL Data" office:value-type="float" office:value="577">
            <text:p>577</text:p>
          </table:table-cell>
          <table:table-cell table:formula="of:=SUM([.H31]+[.L31])" ns41:value-type="float" table:style-name="TL Data" office:value-type="float" office:value="1176">
            <text:p>11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eldhoven en Mereveldhoven*</text:p>
          </table:table-cell>
          <table:table-cell table:style-name="ce11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32:.G32])" ns41:value-type="float" table:style-name="TL Data" office:value-type="float" office:value="676">
            <text:p>67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2" office:value-type="float">
            <text:p>42</text:p>
          </table:table-cell>
          <table:table-cell table:formula="of:=SUM([.I32:.K32])" ns41:value-type="float" table:style-name="TL Data" office:value-type="float" office:value="554">
            <text:p>554</text:p>
          </table:table-cell>
          <table:table-cell table:formula="of:=SUM([.H32]+[.L32])" ns41:value-type="float" table:style-name="TL Data" office:value-type="float" office:value="1230">
            <text:p>12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Vissem, Wintelre en Knegsel </text:p>
          </table:table-cell>
          <table:table-cell table:style-name="ce112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33:.G33])" ns41:value-type="float" table:style-name="TL Data" office:value-type="float" office:value="587">
            <text:p>58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33:.K33])" ns41:value-type="float" table:style-name="TL Data" office:value-type="float" office:value="581">
            <text:p>581</text:p>
          </table:table-cell>
          <table:table-cell table:formula="of:=SUM([.H33]+[.L33])" ns41:value-type="float" table:style-name="TL Data" office:value-type="float" office:value="1168">
            <text:p>1168</text:p>
          </table:table-cell>
          <table:table-cell table:style-name="TL Data"/>
          <table:table-cell ns41:value-type="float" table:style-name="TL Data" office:value="1168" office:value-type="float">
            <text:p>1168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aalre</text:p>
          </table:table-cell>
          <table:table-cell table:style-name="ce112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4:.G34])" ns41:value-type="float" table:style-name="TL Data" office:value-type="float" office:value="400">
            <text:p>40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34:.K34])" ns41:value-type="float" table:style-name="TL Data" office:value-type="float" office:value="382">
            <text:p>382</text:p>
          </table:table-cell>
          <table:table-cell table:formula="of:=SUM([.H34]+[.L34])" ns41:value-type="float" table:style-name="TL Data" office:value-type="float" office:value="782">
            <text:p>7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esterhoven</text:p>
          </table:table-cell>
          <table:table-cell table:style-name="ce11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35:.G35])" ns41:value-type="float" table:style-name="TL Data" office:value-type="float" office:value="256">
            <text:p>25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35:.K35])" ns41:value-type="float" table:style-name="TL Data" office:value-type="float" office:value="266">
            <text:p>266</text:p>
          </table:table-cell>
          <table:table-cell table:formula="of:=SUM([.H35]+[.L35])" ns41:value-type="float" table:style-name="TL Data" office:value-type="float" office:value="522">
            <text:p>5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Woensel en Eckart*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36:.G36])" ns41:value-type="float" table:style-name="TL Data" office:value-type="float" office:value="1766">
            <text:p>1766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I36:.K36])" ns41:value-type="float" table:style-name="TL Data" office:value-type="float" office:value="1571">
            <text:p>1571</text:p>
          </table:table-cell>
          <table:table-cell table:formula="of:=SUM([.H36]+[.L36])" ns41:value-type="float" table:style-name="TL Data" office:value-type="float" office:value="3337">
            <text:p>333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194" office:value-type="float">
            <text:p>31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37:.G37])" ns41:value-type="float" table:style-name="TL Data" office:value-type="float" office:value="595">
            <text:p>59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37:.K37])" ns41:value-type="float" table:style-name="TL Data" office:value-type="float" office:value="602">
            <text:p>602</text:p>
          </table:table-cell>
          <table:table-cell table:formula="of:=SUM([.H37]+[.L37])" ns41:value-type="float" table:style-name="TL Data" office:value-type="float" office:value="1197">
            <text:p>11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5" office:value-type="float">
            <text:p>1195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40"/>
          <table:table-cell table:formula="of:=SUM([.C8:.C37])" ns41:value-type="float" table:style-name="TL Data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</table:table-cell>
          <table:table-cell table:formula="of:=SUM([.D8:.D37])" ns41:value-type="float" table:style-name="TL Data" office:value-type="float" office:value="7657">
            <text:p>7657</text:p>
          </table:table-cell>
          <table:table-cell table:formula="of:=SUM([.E8:.E37])" ns41:value-type="float" table:style-name="TL Data" office:value-type="float" office:value="12659">
            <text:p>12659</text:p>
          </table:table-cell>
          <table:table-cell table:formula="of:=SUM([.F8:.F37])" ns41:value-type="float" table:style-name="TL Data" office:value-type="float" office:value="5247">
            <text:p>5247</text:p>
          </table:table-cell>
          <table:table-cell table:formula="of:=SUM([.G8:.G37])" ns41:value-type="float" table:style-name="TL Data" office:value-type="float" office:value="889">
            <text:p>889</text:p>
          </table:table-cell>
          <table:table-cell table:formula="of:=SUM([.H8:.H37])" ns41:value-type="float" table:style-name="TL Data" office:value-type="float" office:value="18795">
            <text:p>18795</text:p>
          </table:table-cell>
          <table:table-cell table:formula="of:=SUM([.I8:.I37])" ns41:value-type="float" table:style-name="TL Data" office:value-type="float" office:value="11991">
            <text:p>11991</text:p>
          </table:table-cell>
          <table:table-cell table:formula="of:=SUM([.J8:.J37])" ns41:value-type="float" table:style-name="TL Data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</table:table-cell>
          <table:table-cell table:formula="of:=SUM([.K8:.K37])" ns41:value-type="float" table:style-name="TL Data" office:value-type="float" office:value="1437">
            <text:p>1437</text:p>
          </table:table-cell>
          <table:table-cell table:formula="of:=SUM([.L8:.L37])" ns41:value-type="float" table:style-name="TL Data" office:value-type="float" office:value="18681">
            <text:p>18681</text:p>
          </table:table-cell>
          <table:table-cell table:formula="of:=SUM([.M8:.M37])" ns41:value-type="float" table:style-name="TL Data" office:value-type="float" office:value="37476">
            <text:p>37476</text:p>
          </table:table-cell>
          <table:table-cell table:formula="of:=SUM([.N8:.N37])" ns41:value-type="float" table:style-name="TL Data" office:value-type="float" office:value="722">
            <text:p>722</text:p>
          </table:table-cell>
          <table:table-cell table:formula="of:=SUM([.O8:.O37])" ns41:value-type="float" table:style-name="TL Data" office:value-type="float" office:value="36610">
            <text:p>36610</text:p>
          </table:table-cell>
          <table:table-cell table:formula="of:=SUM([.P8:.P37])" ns41:value-type="float" table:style-name="TL Data" office:value-type="float" office:value="136">
            <text:p>136</text:p>
          </table:table-cell>
          <table:table-cell table:formula="of:=SUM([.Q8:.Q37])" ns41:value-type="float" table:style-name="TL Data" office:value-type="float" office:value="8">
            <text:p>8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6" office:value-type="float">
            <text:p>6</text:p>
          </table:table-cell>
          <table:table-cell ns41:value-type="float" table:style-name="ce107" office:value="7" office:value-type="float">
            <text:p>7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1) Onder de bevolking zijn begrepen 95 mannen, vrouwen en kkinderen van het militair kantonnement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5"/>
          <table:table-cell table:style-name="ce126"/>
          <table:table-cell table:number-columns-repeated="1001"/>
        </table:table-row>
        <table:table-row table:style-name="ro1">
          <table:table-cell ns41:value-type="string" table:style-name="TL Metadata" office:value-type="string">
            <text:p>2) Idem, 205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5"/>
          <table:table-cell table:style-name="ce127"/>
          <table:table-cell table:number-columns-repeated="100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7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6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99"/>
          <table:covered-table-cell table:style-name="ce102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40"/>
          <table:table-cell/>
          <table:table-cell table:style-name="ce121" table:number-columns-repeated="4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Alphen en Riel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8:.G8])" ns41:value-type="float" table:style-name="TL Data" office:value-type="float" office:value="884">
            <text:p>88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8:.K8])" ns41:value-type="float" table:style-name="TL Data" office:value-type="float" office:value="841">
            <text:p>841</text:p>
          </table:table-cell>
          <table:table-cell table:formula="of:=SUM([.L8];[.H8])" ns41:value-type="float" table:style-name="TL Data" office:value-type="float" office:value="1725">
            <text:p>17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13" office:value-type="float">
            <text:p>1713</text:p>
          </table:table-cell>
          <table:table-cell table:style-name="TL Data" table:number-columns-repeated="2"/>
          <table:table-cell ns41:value-type="string" table:style-name="ce114" office:value-type="string">
            <text:p>VT</text:p>
          </table:table-cell>
          <table:table-cell ns41:value-type="float" table:style-name="ce105" office:value="6" office:value-type="float">
            <text:p>6</text:p>
          </table:table-cell>
          <table:table-cell ns41:value-type="float" table:style-name="ce105" office:value="7" office:value-type="float">
            <text:p>7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9:.G9])" ns41:value-type="float" table:style-name="TL Data" office:value-type="float" office:value="958">
            <text:p>95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9:.K9])" ns41:value-type="float" table:style-name="TL Data" office:value-type="float" office:value="895">
            <text:p>895</text:p>
          </table:table-cell>
          <table:table-cell table:formula="of:=SUM([.L9];[.H9])" ns41:value-type="float" table:style-name="TL Data" office:value-type="float" office:value="1853">
            <text:p>18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43" office:value-type="float">
            <text:p>184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0:.G10])" ns41:value-type="float" table:style-name="TL Data" office:value-type="float" office:value="670">
            <text:p>67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10:.K10])" ns41:value-type="float" table:style-name="TL Data" office:value-type="float" office:value="656">
            <text:p>656</text:p>
          </table:table-cell>
          <table:table-cell table:formula="of:=SUM([.L10];[.H10])" ns41:value-type="float" table:style-name="TL Data" office:value-type="float" office:value="1326">
            <text:p>132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63" office:value-type="float">
            <text:p>126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Dinteloord en Prinsland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1:.G11])" ns41:value-type="float" table:style-name="TL Data" office:value-type="float" office:value="958">
            <text:p>95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11:.K11])" ns41:value-type="float" table:style-name="TL Data" office:value-type="float" office:value="998">
            <text:p>998</text:p>
          </table:table-cell>
          <table:table-cell table:formula="of:=SUM([.L11];[.H11])" ns41:value-type="float" table:style-name="TL Data" office:value-type="float" office:value="1956">
            <text:p>1956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609" office:value-type="float">
            <text:p>6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Etten en Leur</text:p>
          </table:table-cell>
          <table:table-cell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12:.G12])" ns41:value-type="float" table:style-name="TL Data" office:value-type="float" office:value="2577">
            <text:p>2577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231" office:value-type="float">
            <text:p>231</text:p>
          </table:table-cell>
          <table:table-cell table:formula="of:=SUM([.I12:.K12])" ns41:value-type="float" table:style-name="TL Data" office:value-type="float" office:value="2814">
            <text:p>2814</text:p>
          </table:table-cell>
          <table:table-cell table:formula="of:=SUM([.L12];[.H12])" ns41:value-type="float" table:style-name="TL Data" office:value-type="float" office:value="5391">
            <text:p>539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5062" office:value-type="float">
            <text:p>506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Fijnaart en Heijningen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3:.G13])" ns41:value-type="float" table:style-name="TL Data" office:value-type="float" office:value="1208">
            <text:p>120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13:.K13])" ns41:value-type="float" table:style-name="TL Data" office:value-type="float" office:value="1272">
            <text:p>1272</text:p>
          </table:table-cell>
          <table:table-cell table:formula="of:=SUM([.L13];[.H13])" ns41:value-type="float" table:style-name="TL Data" office:value-type="float" office:value="2480">
            <text:p>2480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Gilze en Reijen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4:.G14])" ns41:value-type="float" table:style-name="TL Data" office:value-type="float" office:value="1261">
            <text:p>1261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5" office:value-type="float">
            <text:p>95</text:p>
          </table:table-cell>
          <table:table-cell table:formula="of:=SUM([.I14:.K14])" ns41:value-type="float" table:style-name="TL Data" office:value-type="float" office:value="1340">
            <text:p>1340</text:p>
          </table:table-cell>
          <table:table-cell table:formula="of:=SUM([.L14];[.H14])" ns41:value-type="float" table:style-name="TL Data" office:value-type="float" office:value="2601">
            <text:p>26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96" office:value-type="float">
            <text:p>259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Ginneken en Bavel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5:.G15])" ns41:value-type="float" table:style-name="TL Data" office:value-type="float" office:value="1648">
            <text:p>1648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15:.K15])" ns41:value-type="float" table:style-name="TL Data" office:value-type="float" office:value="1640">
            <text:p>1640</text:p>
          </table:table-cell>
          <table:table-cell table:formula="of:=SUM([.L15];[.H15])" ns41:value-type="float" table:style-name="TL Data" office:value-type="float" office:value="3288">
            <text:p>32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96" office:value-type="float">
            <text:p>319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s Gravemoer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6:.G16])" ns41:value-type="float" table:style-name="TL Data" office:value-type="float" office:value="419">
            <text:p>41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16:.K16])" ns41:value-type="float" table:style-name="TL Data" office:value-type="float" office:value="427">
            <text:p>427</text:p>
          </table:table-cell>
          <table:table-cell table:formula="of:=SUM([.L16];[.H16])" ns41:value-type="float" table:style-name="TL Data" office:value-type="float" office:value="846">
            <text:p>846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7:.G17])" ns41:value-type="float" table:style-name="TL Data" office:value-type="float" office:value="1107">
            <text:p>110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17:.K17])" ns41:value-type="float" table:style-name="TL Data" office:value-type="float" office:value="1063">
            <text:p>1063</text:p>
          </table:table-cell>
          <table:table-cell table:formula="of:=SUM([.L17];[.H17])" ns41:value-type="float" table:style-name="TL Data" office:value-type="float" office:value="2170">
            <text:p>21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53" office:value-type="float">
            <text:p>215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Hoeven en St. Maartenspolder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8:.G18])" ns41:value-type="float" table:style-name="TL Data" office:value-type="float" office:value="850">
            <text:p>850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18:.K18])" ns41:value-type="float" table:style-name="TL Data" office:value-type="float" office:value="799">
            <text:p>799</text:p>
          </table:table-cell>
          <table:table-cell table:formula="of:=SUM([.L18];[.H18])" ns41:value-type="float" table:style-name="TL Data" office:value-type="float" office:value="1649">
            <text:p>16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33" office:value-type="float">
            <text:p>163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Hooge en Lage Zwaluwe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9" office:value-type="float">
            <text:p>59</text:p>
          </table:table-cell>
          <table:table-cell table:formula="of:=SUM([.E19:.G19])" ns41:value-type="float" table:style-name="TL Data" office:value-type="float" office:value="1636">
            <text:p>1636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3" office:value-type="float">
            <text:p>153</text:p>
          </table:table-cell>
          <table:table-cell table:formula="of:=SUM([.I19:.K19])" ns41:value-type="float" table:style-name="TL Data" office:value-type="float" office:value="1596">
            <text:p>1596</text:p>
          </table:table-cell>
          <table:table-cell table:formula="of:=SUM([.L19];[.H19])" ns41:value-type="float" table:style-name="TL Data" office:value-type="float" office:value="3232">
            <text:p>3232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965" office:value-type="float">
            <text:p>196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Huibergen *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table:formula="of:=SUM([.E20:.G20])" ns41:value-type="float" table:style-name="TL Data" office:value-type="float" office:value="232">
            <text:p>23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20:.K20])" ns41:value-type="float" table:style-name="TL Data" office:value-type="float" office:value="230">
            <text:p>230</text:p>
          </table:table-cell>
          <table:table-cell table:formula="of:=SUM([.L20];[.H20])" ns41:value-type="float" table:style-name="TL Data" office:value-type="float" office:value="462">
            <text:p>4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21:.G21])" ns41:value-type="float" table:style-name="TL Data" office:value-type="float" office:value="1171">
            <text:p>117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I21:.K21])" ns41:value-type="float" table:style-name="TL Data" office:value-type="float" office:value="1273">
            <text:p>1273</text:p>
          </table:table-cell>
          <table:table-cell table:formula="of:=SUM([.L21];[.H21])" ns41:value-type="float" table:style-name="TL Data" office:value-type="float" office:value="2444">
            <text:p>2444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Made en Drimmel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2:.G22])" ns41:value-type="float" table:style-name="TL Data" office:value-type="float" office:value="820">
            <text:p>820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0" office:value-type="float">
            <text:p>80</text:p>
          </table:table-cell>
          <table:table-cell table:formula="of:=SUM([.I22:.K22])" ns41:value-type="float" table:style-name="TL Data" office:value-type="float" office:value="825">
            <text:p>825</text:p>
          </table:table-cell>
          <table:table-cell table:formula="of:=SUM([.L22];[.H22])" ns41:value-type="float" table:style-name="TL Data" office:value-type="float" office:value="1645">
            <text:p>164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309" office:value-type="float">
            <text:p>1309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Nieuw Vosmeer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23:.G23])" ns41:value-type="float" table:style-name="TL Data" office:value-type="float" office:value="472">
            <text:p>47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23:.K23])" ns41:value-type="float" table:style-name="TL Data" office:value-type="float" office:value="483">
            <text:p>483</text:p>
          </table:table-cell>
          <table:table-cell table:formula="of:=SUM([.L23];[.H23])" ns41:value-type="float" table:style-name="TL Data" office:value-type="float" office:value="955">
            <text:p>95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23" office:value-type="float">
            <text:p>82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24:.G24])" ns41:value-type="float" table:style-name="TL Data" office:value-type="float" office:value="587">
            <text:p>587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24:.K24])" ns41:value-type="float" table:style-name="TL Data" office:value-type="float" office:value="595">
            <text:p>595</text:p>
          </table:table-cell>
          <table:table-cell table:formula="of:=SUM([.L24];[.H24])" ns41:value-type="float" table:style-name="TL Data" office:value-type="float" office:value="1182">
            <text:p>118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99" office:value-type="float">
            <text:p>1099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25:.G25])" ns41:value-type="float" table:style-name="TL Data" office:value-type="float" office:value="1239">
            <text:p>1239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I25:.K25])" ns41:value-type="float" table:style-name="TL Data" office:value-type="float" office:value="1401">
            <text:p>1401</text:p>
          </table:table-cell>
          <table:table-cell table:formula="of:=SUM([.L25];[.H25])" ns41:value-type="float" table:style-name="TL Data" office:value-type="float" office:value="2640">
            <text:p>264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Oud en Nieuw Gastel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26:.G26])" ns41:value-type="float" table:style-name="TL Data" office:value-type="float" office:value="1447">
            <text:p>144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58" office:value-type="float">
            <text:p>158</text:p>
          </table:table-cell>
          <table:table-cell table:formula="of:=SUM([.I26:.K26])" ns41:value-type="float" table:style-name="TL Data" office:value-type="float" office:value="1470">
            <text:p>1470</text:p>
          </table:table-cell>
          <table:table-cell table:formula="of:=SUM([.L26];[.H26])" ns41:value-type="float" table:style-name="TL Data" office:value-type="float" office:value="2917">
            <text:p>29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73" office:value-type="float">
            <text:p>287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`s Princenhage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27:.G27])" ns41:value-type="float" table:style-name="TL Data" office:value-type="float" office:value="2527">
            <text:p>2527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95" office:value-type="float">
            <text:p>195</text:p>
          </table:table-cell>
          <table:table-cell table:formula="of:=SUM([.I27:.K27])" ns41:value-type="float" table:style-name="TL Data" office:value-type="float" office:value="2566">
            <text:p>2566</text:p>
          </table:table-cell>
          <table:table-cell table:formula="of:=SUM([.L27];[.H27])" ns41:value-type="float" table:style-name="TL Data" office:value-type="float" office:value="5093">
            <text:p>509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formula="of:=SUM([.E28:.G28])" ns41:value-type="float" table:style-name="TL Data" office:value-type="float" office:value="308">
            <text:p>30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28:.K28])" ns41:value-type="float" table:style-name="TL Data" office:value-type="float" office:value="307">
            <text:p>307</text:p>
          </table:table-cell>
          <table:table-cell table:formula="of:=SUM([.L28];[.H28])" ns41:value-type="float" table:style-name="TL Data" office:value-type="float" office:value="615">
            <text:p>6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6" office:value-type="float">
            <text:p>66</text:p>
          </table:table-cell>
          <table:table-cell table:formula="of:=SUM([.E29:.G29])" ns41:value-type="float" table:style-name="TL Data" office:value-type="float" office:value="1464">
            <text:p>146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33" office:value-type="float">
            <text:p>133</text:p>
          </table:table-cell>
          <table:table-cell table:formula="of:=SUM([.I29:.K29])" ns41:value-type="float" table:style-name="TL Data" office:value-type="float" office:value="1502">
            <text:p>1502</text:p>
          </table:table-cell>
          <table:table-cell table:formula="of:=SUM([.L29];[.H29])" ns41:value-type="float" table:style-name="TL Data" office:value-type="float" office:value="2966">
            <text:p>2966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316" office:value-type="float">
            <text:p>2316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Rosendaal en Nispen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77" office:value-type="float">
            <text:p>77</text:p>
          </table:table-cell>
          <table:table-cell table:formula="of:=SUM([.E30:.G30])" ns41:value-type="float" table:style-name="TL Data" office:value-type="float" office:value="2717">
            <text:p>2717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74" office:value-type="float">
            <text:p>274</text:p>
          </table:table-cell>
          <table:table-cell table:formula="of:=SUM([.I30:.K30])" ns41:value-type="float" table:style-name="TL Data" office:value-type="float" office:value="3002">
            <text:p>3002</text:p>
          </table:table-cell>
          <table:table-cell table:formula="of:=SUM([.L30];[.H30])" ns41:value-type="float" table:style-name="TL Data" office:value-type="float" office:value="5719">
            <text:p>571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593" office:value-type="float">
            <text:p>55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Rucphen en Vorenseinde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9" office:value-type="float">
            <text:p>59</text:p>
          </table:table-cell>
          <table:table-cell table:formula="of:=SUM([.E31:.G31])" ns41:value-type="float" table:style-name="TL Data" office:value-type="float" office:value="1608">
            <text:p>1608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26" office:value-type="float">
            <text:p>126</text:p>
          </table:table-cell>
          <table:table-cell table:formula="of:=SUM([.I31:.K31])" ns41:value-type="float" table:style-name="TL Data" office:value-type="float" office:value="1525">
            <text:p>1525</text:p>
          </table:table-cell>
          <table:table-cell table:formula="of:=SUM([.L31];[.H31])" ns41:value-type="float" table:style-name="TL Data" office:value-type="float" office:value="3133">
            <text:p>3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22" office:value-type="float">
            <text:p>3122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Rijsbergen</text:p>
          </table:table-cell>
          <table:table-cell table:style-name="ce112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32:.G32])" ns41:value-type="float" table:style-name="TL Data" office:value-type="float" office:value="753">
            <text:p>75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32:.K32])" ns41:value-type="float" table:style-name="TL Data" office:value-type="float" office:value="739">
            <text:p>739</text:p>
          </table:table-cell>
          <table:table-cell table:formula="of:=SUM([.L32];[.H32])" ns41:value-type="float" table:style-name="TL Data" office:value-type="float" office:value="1492">
            <text:p>14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81" office:value-type="float">
            <text:p>1481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Standdaarbuiten</text:p>
          </table:table-cell>
          <table:table-cell table:style-name="ce11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33:.G33])" ns41:value-type="float" table:style-name="TL Data" office:value-type="float" office:value="526">
            <text:p>52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3:.K33])" ns41:value-type="float" table:style-name="TL Data" office:value-type="float" office:value="528">
            <text:p>528</text:p>
          </table:table-cell>
          <table:table-cell table:formula="of:=SUM([.L33];[.H33])" ns41:value-type="float" table:style-name="TL Data" office:value-type="float" office:value="1054">
            <text:p>105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83" office:value-type="float">
            <text:p>983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Steenbergen en Kruisland*</text:p>
          </table:table-cell>
          <table:table-cell table:style-name="ce112"/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7" office:value-type="float">
            <text:p>77</text:p>
          </table:table-cell>
          <table:table-cell table:formula="of:=SUM([.E34:.G34])" ns41:value-type="float" table:style-name="TL Data" office:value-type="float" office:value="2654">
            <text:p>2654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I34:.K34])" ns41:value-type="float" table:style-name="TL Data" office:value-type="float" office:value="2896">
            <text:p>2896</text:p>
          </table:table-cell>
          <table:table-cell table:formula="of:=SUM([.L34];[.H34])" ns41:value-type="float" table:style-name="TL Data" office:value-type="float" office:value="5550">
            <text:p>555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111" office:value-type="float">
            <text:p>51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Terheijden</text:p>
          </table:table-cell>
          <table:table-cell table:style-name="ce112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35:.G35])" ns41:value-type="float" table:style-name="TL Data" office:value-type="float" office:value="1260">
            <text:p>1260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3" office:value-type="float">
            <text:p>133</text:p>
          </table:table-cell>
          <table:table-cell table:formula="of:=SUM([.I35:.K35])" ns41:value-type="float" table:style-name="TL Data" office:value-type="float" office:value="1344">
            <text:p>1344</text:p>
          </table:table-cell>
          <table:table-cell table:formula="of:=SUM([.L35];[.H35])" ns41:value-type="float" table:style-name="TL Data" office:value-type="float" office:value="2604">
            <text:p>260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6:.G36])" ns41:value-type="float" table:style-name="TL Data" office:value-type="float" office:value="485">
            <text:p>48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36:.K36])" ns41:value-type="float" table:style-name="TL Data" office:value-type="float" office:value="528">
            <text:p>528</text:p>
          </table:table-cell>
          <table:table-cell table:formula="of:=SUM([.L36];[.H36])" ns41:value-type="float" table:style-name="TL Data" office:value-type="float" office:value="1013">
            <text:p>10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97" office:value-type="float">
            <text:p>997</text:p>
          </table:table-cell>
          <table:table-cell table:style-name="TL Data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Woensdrecht, Hoogerheiden en Hinkelenoord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37:.G37])" ns41:value-type="float" table:style-name="TL Data" office:value-type="float" office:value="663">
            <text:p>66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37:.K37])" ns41:value-type="float" table:style-name="TL Data" office:value-type="float" office:value="640">
            <text:p>640</text:p>
          </table:table-cell>
          <table:table-cell table:formula="of:=SUM([.L37];[.H37])" ns41:value-type="float" table:style-name="TL Data" office:value-type="float" office:value="1303">
            <text:p>13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38:.G38])" ns41:value-type="float" table:style-name="TL Data" office:value-type="float" office:value="1417">
            <text:p>141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16" office:value-type="float">
            <text:p>116</text:p>
          </table:table-cell>
          <table:table-cell table:formula="of:=SUM([.I38:.K38])" ns41:value-type="float" table:style-name="TL Data" office:value-type="float" office:value="1377">
            <text:p>1377</text:p>
          </table:table-cell>
          <table:table-cell table:formula="of:=SUM([.L38];[.H38])" ns41:value-type="float" table:style-name="TL Data" office:value-type="float" office:value="2794">
            <text:p>27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54" office:value-type="float">
            <text:p>27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7" office:value-type="float">
            <text:p>67</text:p>
          </table:table-cell>
          <table:table-cell table:formula="of:=SUM([.E39:.G39])" ns41:value-type="float" table:style-name="TL Data" office:value-type="float" office:value="2078">
            <text:p>2078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81" office:value-type="float">
            <text:p>181</text:p>
          </table:table-cell>
          <table:table-cell table:formula="of:=SUM([.I39:.K39])" ns41:value-type="float" table:style-name="TL Data" office:value-type="float" office:value="2376">
            <text:p>2376</text:p>
          </table:table-cell>
          <table:table-cell table:formula="of:=SUM([.L39];[.H39])" ns41:value-type="float" table:style-name="TL Data" office:value-type="float" office:value="4454">
            <text:p>4454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TL RowHeader" office:value-type="string">
            <text:p>Zundert en Wernhout</text:p>
          </table:table-cell>
          <table:table-cell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6" office:value-type="float">
            <text:p>56</text:p>
          </table:table-cell>
          <table:table-cell table:formula="of:=SUM([.E40:.G40])" ns41:value-type="float" table:style-name="TL Data" office:value-type="float" office:value="1776">
            <text:p>177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29" office:value-type="float">
            <text:p>129</text:p>
          </table:table-cell>
          <table:table-cell table:formula="of:=SUM([.I40:.K40])" ns41:value-type="float" table:style-name="TL Data" office:value-type="float" office:value="1838">
            <text:p>1838</text:p>
          </table:table-cell>
          <table:table-cell table:formula="of:=SUM([.L40];[.H40])" ns41:value-type="float" table:style-name="TL Data" office:value-type="float" office:value="3614">
            <text:p>36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72" office:value-type="float">
            <text:p>35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1">
          <table:table-cell ns41:value-type="string" table:style-name="TL RowHeader" office:value-type="string">
            <text:p><text:s/>Totaal</text:p>
          </table:table-cell>
          <table:table-cell table:style-name="ce6"/>
          <table:table-cell table:formula="of:=SUM([.C8:.C40])" ns41:value-type="float" table:style-name="TL Data" office:value-type="float" office:value="13119">
            <text:p>13119</text:p>
          </table:table-cell>
          <table:table-cell table:formula="of:=SUM([.D8:.D40])" ns41:value-type="float" table:style-name="TL Data" office:value-type="float" office:value="16162">
            <text:p>16162</text:p>
          </table:table-cell>
          <table:table-cell table:formula="of:=SUM([.E8:.E40])" ns41:value-type="float" table:style-name="TL Data" office:value-type="float" office:value="27212">
            <text:p>27212</text:p>
          </table:table-cell>
          <table:table-cell table:formula="of:=SUM([.F8:.F40])" ns41:value-type="float" table:style-name="TL Data" office:value-type="float" office:value="11713">
            <text:p>11713</text:p>
          </table:table-cell>
          <table:table-cell table:formula="of:=SUM([.G8:.G40])" ns41:value-type="float" table:style-name="TL Data" office:value-type="float" office:value="1455">
            <text:p>1455</text:p>
          </table:table-cell>
          <table:table-cell table:formula="of:=SUM([.H8:.H40])" ns41:value-type="float" table:style-name="TL Data" office:value-type="float" office:value="40380">
            <text:p>40380</text:p>
          </table:table-cell>
          <table:table-cell table:formula="of:=SUM([.I8:.I40])" ns41:value-type="float" table:style-name="TL Data" office:value-type="float" office:value="26673">
            <text:p>26673</text:p>
          </table:table-cell>
          <table:table-cell table:formula="of:=SUM([.J8:.J40])" ns41:value-type="float" table:style-name="TL Data" office:value-type="float" office:value="11728">
            <text:p>11728</text:p>
          </table:table-cell>
          <table:table-cell table:formula="of:=SUM([.K8:.K40])" ns41:value-type="float" table:style-name="TL Data" office:value-type="float" office:value="3385">
            <text:p>3385</text:p>
          </table:table-cell>
          <table:table-cell table:formula="of:=SUM([.L8:.L40])" ns41:value-type="float" table:style-name="TL Data" office:value-type="float" office:value="41786">
            <text:p>41786</text:p>
          </table:table-cell>
          <table:table-cell table:formula="of:=SUM([.M8:.M40])" ns41:value-type="float" table:style-name="TL Data" office:value-type="float" office:value="82166">
            <text:p>82166</text:p>
          </table:table-cell>
          <table:table-cell table:formula="of:=SUM([.N8:.N40])" ns41:value-type="float" table:style-name="TL Data" office:value-type="float" office:value="10514">
            <text:p>10514</text:p>
          </table:table-cell>
          <table:table-cell table:formula="of:=SUM([.O8:.O40])" ns41:value-type="float" table:style-name="TL Data" office:value-type="float" office:value="71534">
            <text:p>71534</text:p>
          </table:table-cell>
          <table:table-cell table:formula="of:=SUM([.P8:.P40])" ns41:value-type="float" table:style-name="TL Data" office:value-type="float" office:value="101">
            <text:p>101</text:p>
          </table:table-cell>
          <table:table-cell table:formula="of:=SUM([.Q8:.Q40])" ns41:value-type="float" table:style-name="TL Data" office:value-type="float" office:value="17">
            <text:p>17</text:p>
          </table:table-cell>
          <table:table-cell ns41:value-type="string" table:style-name="ce116" office:value-type="string">
            <text:p>VT</text:p>
          </table:table-cell>
          <table:table-cell ns41:value-type="float" table:style-name="ce107" office:value="8" office:value-type="float">
            <text:p>8</text:p>
          </table:table-cell>
          <table:table-cell ns41:value-type="float" table:style-name="ce107" office:value="9" office:value-type="float">
            <text:p>9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1. Onder de bevolking zijn begrepen 95 mannen, vrouwen en kkinderen van het militair kantonnement, 3 manschappen van het korps maréchaussée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4"/>
          <table:table-cell table:style-name="ce126"/>
          <table:table-cell table:number-columns-repeated="1002"/>
        </table:table-row>
        <table:table-row table:style-name="ro1">
          <table:table-cell ns41:value-type="string" table:style-name="TL Metadata" office:value-type="string">
            <text:p>2. Onder de bevolking zijn begrpen 5 manschappen der maréchaussée.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4"/>
          <table:table-cell table:style-name="ce127"/>
          <table:table-cell table:number-columns-repeated="100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7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STEDEN</text:p>
          </table:table-cell>
          <table:table-cell table:style-name="ce6"/>
          <table:table-cell ns41:value-type="float" table:style-name="TL Data" office:value="12299" office:value-type="float">
            <text:p>12299</text:p>
          </table:table-cell>
          <table:table-cell ns41:value-type="float" table:style-name="TL Data" office:value="15129" office:value-type="float">
            <text:p>15129</text:p>
          </table:table-cell>
          <table:table-cell ns41:value-type="float" table:style-name="TL Data" office:value="30133" office:value-type="float">
            <text:p>30133</text:p>
          </table:table-cell>
          <table:table-cell ns41:value-type="float" table:style-name="TL Data" office:value="11062" office:value-type="float">
            <text:p>11062</text:p>
          </table:table-cell>
          <table:table-cell ns41:value-type="float" table:style-name="TL Data" office:value="1302" office:value-type="float">
            <text:p>1302</text:p>
          </table:table-cell>
          <table:table-cell table:formula="of:=SUM([.E8:.G8])" ns41:value-type="float" table:style-name="TL Data" office:value-type="float" office:value="42497">
            <text:p>42497</text:p>
          </table:table-cell>
          <table:table-cell ns41:value-type="float" table:style-name="TL Data" office:value="25326" office:value-type="float">
            <text:p>25326</text:p>
          </table:table-cell>
          <table:table-cell ns41:value-type="float" table:style-name="TL Data" office:value="11085" office:value-type="float">
            <text:p>11085</text:p>
          </table:table-cell>
          <table:table-cell ns41:value-type="float" table:style-name="TL Data" office:value="3420" office:value-type="float">
            <text:p>3420</text:p>
          </table:table-cell>
          <table:table-cell table:formula="of:=SUM([.I8:.K8])" ns41:value-type="float" table:style-name="TL Data" office:value-type="float" office:value="39831">
            <text:p>39831</text:p>
          </table:table-cell>
          <table:table-cell table:formula="of:=SUM([.L8];[.H8])" ns41:value-type="float" table:style-name="TL Data" office:value-type="float" office:value="82328">
            <text:p>82328</text:p>
          </table:table-cell>
          <table:table-cell ns41:value-type="float" table:style-name="TL Data" office:value="16073" office:value-type="float">
            <text:p>16073</text:p>
          </table:table-cell>
          <table:table-cell ns41:value-type="float" table:style-name="TL Data" office:value="65019" office:value-type="float">
            <text:p>65019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8" office:value-type="float">
            <text:p>8</text:p>
          </table:table-cell>
          <table:table-cell ns41:value-type="float" table:style-name="ce105" office:value="9" office:value-type="float">
            <text:p>9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enten.Eerste district</text:p>
          </table:table-cell>
          <table:table-cell table:style-name="ce6"/>
          <table:table-cell ns41:value-type="float" table:style-name="TL Data" office:value="10837" office:value-type="float">
            <text:p>10837</text:p>
          </table:table-cell>
          <table:table-cell ns41:value-type="float" table:style-name="TL Data" office:value="12737" office:value-type="float">
            <text:p>12737</text:p>
          </table:table-cell>
          <table:table-cell ns41:value-type="float" table:style-name="TL Data" office:value="20461" office:value-type="float">
            <text:p>20461</text:p>
          </table:table-cell>
          <table:table-cell ns41:value-type="float" table:style-name="TL Data" office:value="9347" office:value-type="float">
            <text:p>9347</text:p>
          </table:table-cell>
          <table:table-cell ns41:value-type="float" table:style-name="TL Data" office:value="1429" office:value-type="float">
            <text:p>1429</text:p>
          </table:table-cell>
          <table:table-cell table:formula="of:=SUM([.E9:.G9])" ns41:value-type="float" table:style-name="TL Data" office:value-type="float" office:value="31237">
            <text:p>31237</text:p>
          </table:table-cell>
          <table:table-cell ns41:value-type="float" table:style-name="TL Data" office:value="20597" office:value-type="float">
            <text:p>20597</text:p>
          </table:table-cell>
          <table:table-cell ns41:value-type="float" table:style-name="TL Data" office:value="9358" office:value-type="float">
            <text:p>9358</text:p>
          </table:table-cell>
          <table:table-cell ns41:value-type="float" table:style-name="TL Data" office:value="2581" office:value-type="float">
            <text:p>2581</text:p>
          </table:table-cell>
          <table:table-cell table:formula="of:=SUM([.I9:.K9])" ns41:value-type="float" table:style-name="TL Data" office:value-type="float" office:value="32536">
            <text:p>32536</text:p>
          </table:table-cell>
          <table:table-cell table:formula="of:=SUM([.L9];[.H9])" ns41:value-type="float" table:style-name="TL Data" office:value-type="float" office:value="63773">
            <text:p>63773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62352" office:value-type="float">
            <text:p>6235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enten.Tweede district</text:p>
          </table:table-cell>
          <table:table-cell table:style-name="ce6"/>
          <table:table-cell ns41:value-type="float" table:style-name="TL Data" office:value="11438" office:value-type="float">
            <text:p>11438</text:p>
          </table:table-cell>
          <table:table-cell ns41:value-type="float" table:style-name="TL Data" office:value="14302" office:value-type="float">
            <text:p>14302</text:p>
          </table:table-cell>
          <table:table-cell ns41:value-type="float" table:style-name="TL Data" office:value="24000" office:value-type="float">
            <text:p>24000</text:p>
          </table:table-cell>
          <table:table-cell ns41:value-type="float" table:style-name="TL Data" office:value="10617" office:value-type="float">
            <text:p>10617</text:p>
          </table:table-cell>
          <table:table-cell ns41:value-type="float" table:style-name="TL Data" office:value="1582" office:value-type="float">
            <text:p>1582</text:p>
          </table:table-cell>
          <table:table-cell table:formula="of:=SUM([.E10:.G10])" ns41:value-type="float" table:style-name="TL Data" office:value-type="float" office:value="36199">
            <text:p>36199</text:p>
          </table:table-cell>
          <table:table-cell ns41:value-type="float" table:style-name="TL Data" office:value="22752" office:value-type="float">
            <text:p>22752</text:p>
          </table:table-cell>
          <table:table-cell ns41:value-type="float" table:style-name="TL Data" office:value="10605" office:value-type="float">
            <text:p>10605</text:p>
          </table:table-cell>
          <table:table-cell ns41:value-type="float" table:style-name="TL Data" office:value="2916" office:value-type="float">
            <text:p>2916</text:p>
          </table:table-cell>
          <table:table-cell table:formula="of:=SUM([.I10:.K10])" ns41:value-type="float" table:style-name="TL Data" office:value-type="float" office:value="36273">
            <text:p>36273</text:p>
          </table:table-cell>
          <table:table-cell table:formula="of:=SUM([.L10];[.H10])" ns41:value-type="float" table:style-name="TL Data" office:value-type="float" office:value="72472">
            <text:p>72472</text:p>
          </table:table-cell>
          <table:table-cell ns41:value-type="float" table:style-name="TL Data" office:value="18588" office:value-type="float">
            <text:p>18588</text:p>
          </table:table-cell>
          <table:table-cell ns41:value-type="float" table:style-name="TL Data" office:value="53600" office:value-type="float">
            <text:p>5360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enten.Derde district, (eerste gedeelte)</text:p>
          </table:table-cell>
          <table:table-cell table:style-name="ce6"/>
          <table:table-cell ns41:value-type="float" table:style-name="TL Data" office:value="7064" office:value-type="float">
            <text:p>7064</text:p>
          </table:table-cell>
          <table:table-cell ns41:value-type="float" table:style-name="TL Data" office:value="7957" office:value-type="float">
            <text:p>7957</text:p>
          </table:table-cell>
          <table:table-cell ns41:value-type="float" table:style-name="TL Data" office:value="13103" office:value-type="float">
            <text:p>13103</text:p>
          </table:table-cell>
          <table:table-cell ns41:value-type="float" table:style-name="TL Data" office:value="5734" office:value-type="float">
            <text:p>5734</text:p>
          </table:table-cell>
          <table:table-cell ns41:value-type="float" table:style-name="TL Data" office:value="995" office:value-type="float">
            <text:p>995</text:p>
          </table:table-cell>
          <table:table-cell table:formula="of:=SUM([.E11:.G11])" ns41:value-type="float" table:style-name="TL Data" office:value-type="float" office:value="19832">
            <text:p>19832</text:p>
          </table:table-cell>
          <table:table-cell ns41:value-type="float" table:style-name="TL Data" office:value="13098" office:value-type="float">
            <text:p>13098</text:p>
          </table:table-cell>
          <table:table-cell ns41:value-type="float" table:style-name="TL Data" office:value="5739" office:value-type="float">
            <text:p>5739</text:p>
          </table:table-cell>
          <table:table-cell ns41:value-type="float" table:style-name="TL Data" office:value="1553" office:value-type="float">
            <text:p>1553</text:p>
          </table:table-cell>
          <table:table-cell table:formula="of:=SUM([.I11:.K11])" ns41:value-type="float" table:style-name="TL Data" office:value-type="float" office:value="20390">
            <text:p>20390</text:p>
          </table:table-cell>
          <table:table-cell table:formula="of:=SUM([.L11];[.H11])" ns41:value-type="float" table:style-name="TL Data" office:value-type="float" office:value="40222">
            <text:p>4022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9626" office:value-type="float">
            <text:p>3962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enten.Derde district, (tweede gedeelte)</text:p>
          </table:table-cell>
          <table:table-cell table:style-name="ce6"/>
          <table:table-cell ns41:value-type="float" table:style-name="TL Data" office:value="6496" office:value-type="float">
            <text:p>6496</text:p>
          </table:table-cell>
          <table:table-cell ns41:value-type="float" table:style-name="TL Data" office:value="7657" office:value-type="float">
            <text:p>7657</text:p>
          </table:table-cell>
          <table:table-cell ns41:value-type="float" table:style-name="TL Data" office:value="12659" office:value-type="float">
            <text:p>12659</text:p>
          </table:table-cell>
          <table:table-cell ns41:value-type="float" table:style-name="TL Data" office:value="5247" office:value-type="float">
            <text:p>5247</text:p>
          </table:table-cell>
          <table:table-cell ns41:value-type="float" table:style-name="TL Data" office:value="889" office:value-type="float">
            <text:p>889</text:p>
          </table:table-cell>
          <table:table-cell table:formula="of:=SUM([.E12:.G12])" ns41:value-type="float" table:style-name="TL Data" office:value-type="float" office:value="18795">
            <text:p>18795</text:p>
          </table:table-cell>
          <table:table-cell ns41:value-type="float" table:style-name="TL Data" office:value="11991" office:value-type="float">
            <text:p>11991</text:p>
          </table:table-cell>
          <table:table-cell ns41:value-type="float" table:style-name="TL Data" office:value="5253" office:value-type="float">
            <text:p>5253</text:p>
          </table:table-cell>
          <table:table-cell ns41:value-type="float" table:style-name="TL Data" office:value="1437" office:value-type="float">
            <text:p>1437</text:p>
          </table:table-cell>
          <table:table-cell table:formula="of:=SUM([.I12:.K12])" ns41:value-type="float" table:style-name="TL Data" office:value-type="float" office:value="18681">
            <text:p>18681</text:p>
          </table:table-cell>
          <table:table-cell table:formula="of:=SUM([.L12];[.H12])" ns41:value-type="float" table:style-name="TL Data" office:value-type="float" office:value="37476">
            <text:p>3747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36610" office:value-type="float">
            <text:p>366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Gemeenten.Vierde district</text:p>
          </table:table-cell>
          <table:table-cell table:style-name="ce6"/>
          <table:table-cell ns41:value-type="float" table:style-name="TL Data" office:value="13119" office:value-type="float">
            <text:p>13119</text:p>
          </table:table-cell>
          <table:table-cell ns41:value-type="float" table:style-name="TL Data" office:value="16162" office:value-type="float">
            <text:p>16162</text:p>
          </table:table-cell>
          <table:table-cell ns41:value-type="float" table:style-name="TL Data" office:value="27212" office:value-type="float">
            <text:p>27212</text:p>
          </table:table-cell>
          <table:table-cell ns41:value-type="float" table:style-name="TL Data" office:value="11713" office:value-type="float">
            <text:p>11713</text:p>
          </table:table-cell>
          <table:table-cell ns41:value-type="float" table:style-name="TL Data" office:value="1455" office:value-type="float">
            <text:p>1455</text:p>
          </table:table-cell>
          <table:table-cell table:formula="of:=SUM([.E13:.G13])" ns41:value-type="float" table:style-name="TL Data" office:value-type="float" office:value="40380">
            <text:p>40380</text:p>
          </table:table-cell>
          <table:table-cell ns41:value-type="float" table:style-name="TL Data" office:value="26673" office:value-type="float">
            <text:p>26673</text:p>
          </table:table-cell>
          <table:table-cell ns41:value-type="float" table:style-name="TL Data" office:value="11728" office:value-type="float">
            <text:p>11728</text:p>
          </table:table-cell>
          <table:table-cell ns41:value-type="float" table:style-name="TL Data" office:value="3385" office:value-type="float">
            <text:p>3385</text:p>
          </table:table-cell>
          <table:table-cell table:formula="of:=SUM([.I13:.K13])" ns41:value-type="float" table:style-name="TL Data" office:value-type="float" office:value="41786">
            <text:p>41786</text:p>
          </table:table-cell>
          <table:table-cell table:formula="of:=SUM([.L13];[.H13])" ns41:value-type="float" table:style-name="TL Data" office:value-type="float" office:value="82166">
            <text:p>82166</text:p>
          </table:table-cell>
          <table:table-cell ns41:value-type="float" table:style-name="TL Data" office:value="10514" office:value-type="float">
            <text:p>10514</text:p>
          </table:table-cell>
          <table:table-cell ns41:value-type="float" table:style-name="TL Data" office:value="71534" office:value-type="float">
            <text:p>7153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TL RowHeader" office:value-type="string">
            <text:p>Totaal der gemeenten ten platten lande</text:p>
          </table:table-cell>
          <table:table-cell table:style-name="ce6"/>
          <table:table-cell table:formula="of:=SUM([.C9:.C13])" ns41:value-type="float" table:style-name="TL Data" office:value-type="float" office:value="48954">
            <text:p>48954</text:p>
          </table:table-cell>
          <table:table-cell table:formula="of:=SUM([.D9:.D13])" ns41:value-type="float" table:style-name="TL Data" office:value-type="float" office:value="58815">
            <text:p>58815</text:p>
          </table:table-cell>
          <table:table-cell table:formula="of:=SUM([.E9:.E13])" ns41:value-type="float" table:style-name="TL Data" office:value-type="float" office:value="97435">
            <text:p>97435</text:p>
          </table:table-cell>
          <table:table-cell table:formula="of:=SUM([.F9:.F13])" ns41:value-type="float" table:style-name="TL Data" office:value-type="float" office:value="42658">
            <text:p>42658</text:p>
          </table:table-cell>
          <table:table-cell table:formula="of:=SUM([.G9:.G13])" ns41:value-type="float" table:style-name="TL Data" office:value-type="float" office:value="6350">
            <text:p>6350</text:p>
          </table:table-cell>
          <table:table-cell table:formula="of:=SUM([.E14:.G14])" ns41:value-type="float" table:style-name="TL Data" office:value-type="float" office:value="146443">
            <text:p>146443</text:p>
          </table:table-cell>
          <table:table-cell table:formula="of:=SUM([.I9:.I13])" ns41:value-type="float" table:style-name="TL Data" office:value-type="float" office:value="95111">
            <text:p>95111</text:p>
          </table:table-cell>
          <table:table-cell table:formula="of:=SUM([.J9:.J13])" ns41:value-type="float" table:style-name="TL Data" office:value-type="float" office:value="42683">
            <text:p>42683</text:p>
          </table:table-cell>
          <table:table-cell table:formula="of:=SUM([.K9:.K13])" ns41:value-type="float" table:style-name="TL Data" office:value-type="float" office:value="11872">
            <text:p>11872</text:p>
          </table:table-cell>
          <table:table-cell table:formula="of:=SUM([.I14:.K14])" ns41:value-type="float" table:style-name="TL Data" office:value-type="float" office:value="149666">
            <text:p>149666</text:p>
          </table:table-cell>
          <table:table-cell table:formula="of:=SUM([.L14];[.H14])" ns41:value-type="float" table:style-name="TL Data" office:value-type="float" office:value="296109">
            <text:p>296109</text:p>
          </table:table-cell>
          <table:table-cell table:formula="of:=SUM([.N9:.N13])" ns41:value-type="float" table:style-name="TL Data" office:value-type="float" office:value="31462">
            <text:p>31462</text:p>
          </table:table-cell>
          <table:table-cell table:formula="of:=SUM([.O9:.O13])" ns41:value-type="float" table:style-name="TL Data" office:value-type="float" office:value="263722">
            <text:p>263722</text:p>
          </table:table-cell>
          <table:table-cell table:formula="of:=SUM([.P9:.P13])" ns41:value-type="float" table:style-name="TL Data" office:value-type="float" office:value="854">
            <text:p>854</text:p>
          </table:table-cell>
          <table:table-cell table:formula="of:=SUM([.Q9:.Q13])" ns41:value-type="float" table:style-name="TL Data" office:value-type="float" office:value="71">
            <text:p>7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1:value-type="string" table:style-name="TL RowHeader" office:value-type="string">
            <text:p>TOTAAL GENERAAL</text:p>
          </table:table-cell>
          <table:table-cell table:style-name="ce6"/>
          <table:table-cell table:formula="of:=SUM([.C8]+[.C14])" ns41:value-type="float" table:style-name="TL Data" office:value-type="float" office:value="61253">
            <text:p>61253</text:p>
          </table:table-cell>
          <table:table-cell table:formula="of:=SUM([.D8]+[.D14])" ns41:value-type="float" table:style-name="TL Data" office:value-type="float" office:value="73944">
            <text:p>73944</text:p>
          </table:table-cell>
          <table:table-cell table:formula="of:=SUM([.E8]+[.E14])" ns41:value-type="float" table:style-name="TL Data" office:value-type="float" office:value="127568">
            <text:p>127568</text:p>
          </table:table-cell>
          <table:table-cell table:formula="of:=SUM([.F8]+[.F14])" ns41:value-type="float" table:style-name="TL Data" office:value-type="float" office:value="53720">
            <text:p>53720</text:p>
          </table:table-cell>
          <table:table-cell table:formula="of:=SUM([.G8]+[.G14])" ns41:value-type="float" table:style-name="TL Data" office:value-type="float" office:value="7652">
            <text:p>7652</text:p>
          </table:table-cell>
          <table:table-cell table:formula="of:=SUM([.H8]+[.H14])" ns41:value-type="float" table:style-name="TL Data" office:value-type="float" office:value="188940">
            <text:p>188940</text:p>
          </table:table-cell>
          <table:table-cell table:formula="of:=SUM([.I8]+[.I14])" ns41:value-type="float" table:style-name="TL Data" office:value-type="float" office:value="120437">
            <text:p>120437</text:p>
          </table:table-cell>
          <table:table-cell table:formula="of:=SUM([.J8]+[.J14])" ns41:value-type="float" table:style-name="TL Data" office:value-type="float" office:value="53768">
            <text:p>53768</text:p>
          </table:table-cell>
          <table:table-cell table:formula="of:=SUM([.K8]+[.K14])" ns41:value-type="float" table:style-name="TL Data" office:value-type="float" office:value="15292">
            <text:p>15292</text:p>
          </table:table-cell>
          <table:table-cell table:formula="of:=SUM([.L8]+[.L14])" ns41:value-type="float" table:style-name="TL Data" office:value-type="float" office:value="189497">
            <text:p>189497</text:p>
          </table:table-cell>
          <table:table-cell table:formula="of:=SUM([.M8]+[.M14])" ns41:value-type="float" table:style-name="TL Data" office:value-type="float" office:value="378437">
            <text:p>378437</text:p>
          </table:table-cell>
          <table:table-cell table:formula="of:=SUM([.N8]+[.N14])" ns41:value-type="float" table:style-name="TL Data" office:value-type="float" office:value="47535">
            <text:p>47535</text:p>
          </table:table-cell>
          <table:table-cell table:formula="of:=SUM([.O8]+[.O14])" ns41:value-type="float" table:style-name="TL Data" office:value-type="float" office:value="328741">
            <text:p>328741</text:p>
          </table:table-cell>
          <table:table-cell table:formula="of:=SUM([.P8]+[.P14])" ns41:value-type="float" table:style-name="TL Data" office:value-type="float" office:value="1951">
            <text:p>1951</text:p>
          </table:table-cell>
          <table:table-cell table:formula="of:=SUM([.Q8]+[.Q14])" ns41:value-type="float" table:style-name="TL Data" office:value-type="float" office:value="210">
            <text:p>210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8" office:value-type="float">
            <text:p>8</text:p>
          </table:table-cell>
          <table:table-cell ns41:value-type="float" table:style-name="ce107" office:value="9" office:value-type="float">
            <text:p>9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1:value-type="string" table:style-name="TL Title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54"/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29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2"/>
          <table:covered-table-cell table:style-name="ce148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55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3">
          <table:covered-table-cell table:style-name="ce129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7">
          <table:covered-table-cell table:style-name="ce130"/>
          <table:table-cell table:style-name="ce2"/>
          <table:covered-table-cell table:style-name="ce143"/>
          <table:covered-table-cell table:style-name="TL ColHeader" table:number-columns-repeated="2"/>
          <table:covered-table-cell table:style-name="ce150"/>
          <table:covered-table-cell table:style-name="TL ColHeader" table:number-columns-repeated="2"/>
          <table:covered-table-cell table:style-name="ce153"/>
          <table:covered-table-cell table:style-name="ce157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number-columns-repeated="5"/>
          <table:table-cell table:style-name="ce40"/>
          <table:table-cell table:number-columns-repeated="3"/>
          <table:table-cell table:style-name="ce40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Beneden het jaar</text:p>
          </table:table-cell>
          <table:table-cell table:style-name="ce6"/>
          <table:table-cell ns41:value-type="float" table:style-name="TL Data" office:value="4571" office:value-type="float">
            <text:p>4571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4571">
            <text:p>4571</text:p>
          </table:table-cell>
          <table:table-cell ns41:value-type="float" table:style-name="TL Data" office:value="4476" office:value-type="float">
            <text:p>4476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4476">
            <text:p>4476</text:p>
          </table:table-cell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10" office:value-type="float">
            <text:p>10</text:p>
          </table:table-cell>
          <table:table-cell ns41:value-type="float" table:style-name="ce105" office:value="11" office:value-type="float">
            <text:p>11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 tot 2 jaar</text:p>
          </table:table-cell>
          <table:table-cell table:style-name="ce6"/>
          <table:table-cell ns41:value-type="float" table:style-name="TL Data" office:value="5267" office:value-type="float">
            <text:p>5267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5267">
            <text:p>5267</text:p>
          </table:table-cell>
          <table:table-cell ns41:value-type="float" table:style-name="TL Data" office:value="5291" office:value-type="float">
            <text:p>5291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5291">
            <text:p>529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2 tot 3 jaar</text:p>
          </table:table-cell>
          <table:table-cell table:style-name="ce6"/>
          <table:table-cell ns41:value-type="float" table:style-name="TL Data" office:value="4870" office:value-type="float">
            <text:p>4870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4870">
            <text:p>4870</text:p>
          </table:table-cell>
          <table:table-cell ns41:value-type="float" table:style-name="TL Data" office:value="4863" office:value-type="float">
            <text:p>4863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4863">
            <text:p>486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3 tot 4 jaar</text:p>
          </table:table-cell>
          <table:table-cell table:style-name="ce6"/>
          <table:table-cell ns41:value-type="float" table:style-name="TL Data" office:value="4783" office:value-type="float">
            <text:p>4783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4783">
            <text:p>4783</text:p>
          </table:table-cell>
          <table:table-cell ns41:value-type="float" table:style-name="TL Data" office:value="4666" office:value-type="float">
            <text:p>4666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4666">
            <text:p>4666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4 tot 5 jaar</text:p>
          </table:table-cell>
          <table:table-cell table:style-name="ce6"/>
          <table:table-cell ns41:value-type="float" table:style-name="TL Data" office:value="4478" office:value-type="float">
            <text:p>4478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4478">
            <text:p>4478</text:p>
          </table:table-cell>
          <table:table-cell ns41:value-type="float" table:style-name="TL Data" office:value="4288" office:value-type="float">
            <text:p>4288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4288">
            <text:p>428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5 tot 6 jaar</text:p>
          </table:table-cell>
          <table:table-cell table:style-name="ce6"/>
          <table:table-cell ns41:value-type="float" table:style-name="TL Data" office:value="4450" office:value-type="float">
            <text:p>4450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4450">
            <text:p>4450</text:p>
          </table:table-cell>
          <table:table-cell ns41:value-type="float" table:style-name="TL Data" office:value="4254" office:value-type="float">
            <text:p>4254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4254">
            <text:p>425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6 tot 8 jaar</text:p>
          </table:table-cell>
          <table:table-cell table:style-name="ce6"/>
          <table:table-cell ns41:value-type="float" table:style-name="TL Data" office:value="7872" office:value-type="float">
            <text:p>7872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7872">
            <text:p>7872</text:p>
          </table:table-cell>
          <table:table-cell ns41:value-type="float" table:style-name="TL Data" office:value="7533" office:value-type="float">
            <text:p>7533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7533">
            <text:p>753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 tot 10 jaar</text:p>
          </table:table-cell>
          <table:table-cell table:style-name="ce6"/>
          <table:table-cell ns41:value-type="float" table:style-name="TL Data" office:value="7329" office:value-type="float">
            <text:p>7329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7329">
            <text:p>7329</text:p>
          </table:table-cell>
          <table:table-cell ns41:value-type="float" table:style-name="TL Data" office:value="7085" office:value-type="float">
            <text:p>7085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7085">
            <text:p>70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0 tot 12 jaar</text:p>
          </table:table-cell>
          <table:table-cell table:style-name="ce6"/>
          <table:table-cell ns41:value-type="float" table:style-name="TL Data" office:value="7542" office:value-type="float">
            <text:p>7542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7542">
            <text:p>7542</text:p>
          </table:table-cell>
          <table:table-cell ns41:value-type="float" table:style-name="TL Data" office:value="7266" office:value-type="float">
            <text:p>7266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7266">
            <text:p>7266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2 tot 14 jaar</text:p>
          </table:table-cell>
          <table:table-cell table:style-name="ce6"/>
          <table:table-cell ns41:value-type="float" table:style-name="TL Data" office:value="7841" office:value-type="float">
            <text:p>7841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7841">
            <text:p>7841</text:p>
          </table:table-cell>
          <table:table-cell ns41:value-type="float" table:style-name="TL Data" office:value="7485" office:value-type="float">
            <text:p>7485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7485">
            <text:p>74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4 tot 16 jaar</text:p>
          </table:table-cell>
          <table:table-cell table:style-name="ce6"/>
          <table:table-cell ns41:value-type="float" table:style-name="TL Data" office:value="8386" office:value-type="float">
            <text:p>8386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8386">
            <text:p>8386</text:p>
          </table:table-cell>
          <table:table-cell ns41:value-type="float" table:style-name="TL Data" office:value="8059" office:value-type="float">
            <text:p>8059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8059">
            <text:p>805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6 tot 20 jaar</text:p>
          </table:table-cell>
          <table:table-cell table:style-name="ce6"/>
          <table:table-cell ns41:value-type="float" table:style-name="TL Data" office:value="14406" office:value-type="float">
            <text:p>1440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SUM([.C19:.E19])" ns41:value-type="float" table:style-name="TL Data" office:value-type="float" office:value="14418">
            <text:p>14418</text:p>
          </table:table-cell>
          <table:table-cell ns41:value-type="float" table:style-name="TL Data" office:value="13887" office:value-type="float">
            <text:p>1388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table:formula="of:=SUM([.G19:.I19])" ns41:value-type="float" table:style-name="TL Data" office:value-type="float" office:value="14008">
            <text:p>1400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20 tot 25 jaar</text:p>
          </table:table-cell>
          <table:table-cell table:style-name="ce6"/>
          <table:table-cell ns41:value-type="float" table:style-name="TL Data" office:value="18014" office:value-type="float">
            <text:p>1801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" office:value-type="float">
            <text:p>3</text:p>
          </table:table-cell>
          <table:table-cell table:formula="of:=SUM([.C20:.E20])" ns41:value-type="float" table:style-name="TL Data" office:value-type="float" office:value="18793">
            <text:p>18793</text:p>
          </table:table-cell>
          <table:table-cell ns41:value-type="float" table:style-name="TL Data" office:value="14847" office:value-type="float">
            <text:p>14847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G20:.I20])" ns41:value-type="float" table:style-name="TL Data" office:value-type="float" office:value="16727">
            <text:p>1672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25 tot 30 jaar</text:p>
          </table:table-cell>
          <table:table-cell table:style-name="ce6"/>
          <table:table-cell ns41:value-type="float" table:style-name="TL Data" office:value="10200" office:value-type="float">
            <text:p>10200</text:p>
          </table:table-cell>
          <table:table-cell ns41:value-type="float" table:style-name="TL Data" office:value="4057" office:value-type="float">
            <text:p>4057</text:p>
          </table:table-cell>
          <table:table-cell ns41:value-type="float" table:style-name="TL Data" office:value="54" office:value-type="float">
            <text:p>54</text:p>
          </table:table-cell>
          <table:table-cell table:formula="of:=SUM([.C21:.E21])" ns41:value-type="float" table:style-name="TL Data" office:value-type="float" office:value="14311">
            <text:p>14311</text:p>
          </table:table-cell>
          <table:table-cell ns41:value-type="float" table:style-name="TL Data" office:value="8937" office:value-type="float">
            <text:p>8937</text:p>
          </table:table-cell>
          <table:table-cell ns41:value-type="float" table:style-name="TL Data" office:value="5376" office:value-type="float">
            <text:p>5376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G21:.I21])" ns41:value-type="float" table:style-name="TL Data" office:value-type="float" office:value="14424">
            <text:p>1442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30 tot 35 jaar</text:p>
          </table:table-cell>
          <table:table-cell table:style-name="ce6"/>
          <table:table-cell ns41:value-type="float" table:style-name="TL Data" office:value="5793" office:value-type="float">
            <text:p>5793</text:p>
          </table:table-cell>
          <table:table-cell ns41:value-type="float" table:style-name="TL Data" office:value="6900" office:value-type="float">
            <text:p>6900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C22:.E22])" ns41:value-type="float" table:style-name="TL Data" office:value-type="float" office:value="12870">
            <text:p>12870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7810" office:value-type="float">
            <text:p>7810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G22:.I22])" ns41:value-type="float" table:style-name="TL Data" office:value-type="float" office:value="13292">
            <text:p>1329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35 tot 40 jaar</text:p>
          </table:table-cell>
          <table:table-cell table:style-name="ce6"/>
          <table:table-cell ns41:value-type="float" table:style-name="TL Data" office:value="3840" office:value-type="float">
            <text:p>3840</text:p>
          </table:table-cell>
          <table:table-cell ns41:value-type="float" table:style-name="TL Data" office:value="8630" office:value-type="float">
            <text:p>8630</text:p>
          </table:table-cell>
          <table:table-cell ns41:value-type="float" table:style-name="TL Data" office:value="325" office:value-type="float">
            <text:p>325</text:p>
          </table:table-cell>
          <table:table-cell table:formula="of:=SUM([.C23:.E23])" ns41:value-type="float" table:style-name="TL Data" office:value-type="float" office:value="12795">
            <text:p>12795</text:p>
          </table:table-cell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8624" office:value-type="float">
            <text:p>8624</text:p>
          </table:table-cell>
          <table:table-cell ns41:value-type="float" table:style-name="TL Data" office:value="552" office:value-type="float">
            <text:p>552</text:p>
          </table:table-cell>
          <table:table-cell table:formula="of:=SUM([.G23:.I23])" ns41:value-type="float" table:style-name="TL Data" office:value-type="float" office:value="12607">
            <text:p>1260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40 tot 45 jaar</text:p>
          </table:table-cell>
          <table:table-cell table:style-name="ce6"/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8268" office:value-type="float">
            <text:p>8268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C24:.E24])" ns41:value-type="float" table:style-name="TL Data" office:value-type="float" office:value="11028">
            <text:p>11028</text:p>
          </table:table-cell>
          <table:table-cell ns41:value-type="float" table:style-name="TL Data" office:value="2344" office:value-type="float">
            <text:p>2344</text:p>
          </table:table-cell>
          <table:table-cell ns41:value-type="float" table:style-name="TL Data" office:value="8128" office:value-type="float">
            <text:p>8128</text:p>
          </table:table-cell>
          <table:table-cell ns41:value-type="float" table:style-name="TL Data" office:value="879" office:value-type="float">
            <text:p>879</text:p>
          </table:table-cell>
          <table:table-cell table:formula="of:=SUM([.G24:.I24])" ns41:value-type="float" table:style-name="TL Data" office:value-type="float" office:value="11351">
            <text:p>1135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45 tot 50 jaar</text:p>
          </table:table-cell>
          <table:table-cell table:style-name="ce6"/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6646" office:value-type="float">
            <text:p>6646</text:p>
          </table:table-cell>
          <table:table-cell ns41:value-type="float" table:style-name="TL Data" office:value="522" office:value-type="float">
            <text:p>522</text:p>
          </table:table-cell>
          <table:table-cell table:formula="of:=SUM([.C25:.E25])" ns41:value-type="float" table:style-name="TL Data" office:value-type="float" office:value="8636">
            <text:p>8636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6758" office:value-type="float">
            <text:p>6758</text:p>
          </table:table-cell>
          <table:table-cell ns41:value-type="float" table:style-name="TL Data" office:value="1156" office:value-type="float">
            <text:p>1156</text:p>
          </table:table-cell>
          <table:table-cell table:formula="of:=SUM([.G25:.I25])" ns41:value-type="float" table:style-name="TL Data" office:value-type="float" office:value="9511">
            <text:p>951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50 tot 53 jaar</text:p>
          </table:table-cell>
          <table:table-cell table:style-name="ce6"/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3880" office:value-type="float">
            <text:p>3880</text:p>
          </table:table-cell>
          <table:table-cell ns41:value-type="float" table:style-name="TL Data" office:value="452" office:value-type="float">
            <text:p>452</text:p>
          </table:table-cell>
          <table:table-cell table:formula="of:=SUM([.C26:.E26])" ns41:value-type="float" table:style-name="TL Data" office:value-type="float" office:value="5155">
            <text:p>5155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3562" office:value-type="float">
            <text:p>3562</text:p>
          </table:table-cell>
          <table:table-cell ns41:value-type="float" table:style-name="TL Data" office:value="1093" office:value-type="float">
            <text:p>1093</text:p>
          </table:table-cell>
          <table:table-cell table:formula="of:=SUM([.G26:.I26])" ns41:value-type="float" table:style-name="TL Data" office:value-type="float" office:value="5695">
            <text:p>569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53 tot 56 jaar</text:p>
          </table:table-cell>
          <table:table-cell table:style-name="ce6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471" office:value-type="float">
            <text:p>471</text:p>
          </table:table-cell>
          <table:table-cell table:formula="of:=SUM([.C27:.E27])" ns41:value-type="float" table:style-name="TL Data" office:value-type="float" office:value="4194">
            <text:p>4194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1115" office:value-type="float">
            <text:p>1115</text:p>
          </table:table-cell>
          <table:table-cell table:formula="of:=SUM([.G27:.I27])" ns41:value-type="float" table:style-name="TL Data" office:value-type="float" office:value="4643">
            <text:p>464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56 tot 59 jaar</text:p>
          </table:table-cell>
          <table:table-cell table:style-name="ce6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487" office:value-type="float">
            <text:p>487</text:p>
          </table:table-cell>
          <table:table-cell table:formula="of:=SUM([.C28:.E28])" ns41:value-type="float" table:style-name="TL Data" office:value-type="float" office:value="3393">
            <text:p>339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151" office:value-type="float">
            <text:p>1151</text:p>
          </table:table-cell>
          <table:table-cell table:formula="of:=SUM([.G28:.I28])" ns41:value-type="float" table:style-name="TL Data" office:value-type="float" office:value="3893">
            <text:p>389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59 tot 62 jaar</text:p>
          </table:table-cell>
          <table:table-cell table:style-name="ce6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593" office:value-type="float">
            <text:p>593</text:p>
          </table:table-cell>
          <table:table-cell table:formula="of:=SUM([.C29:.E29])" ns41:value-type="float" table:style-name="TL Data" office:value-type="float" office:value="3410">
            <text:p>341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305" office:value-type="float">
            <text:p>1305</text:p>
          </table:table-cell>
          <table:table-cell table:formula="of:=SUM([.G29:.I29])" ns41:value-type="float" table:style-name="TL Data" office:value-type="float" office:value="3760">
            <text:p>376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62 tot 65 jaar</text:p>
          </table:table-cell>
          <table:table-cell table:style-name="ce6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617" office:value-type="float">
            <text:p>617</text:p>
          </table:table-cell>
          <table:table-cell table:formula="of:=SUM([.C30:.E30])" ns41:value-type="float" table:style-name="TL Data" office:value-type="float" office:value="2889">
            <text:p>288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273" office:value-type="float">
            <text:p>1273</text:p>
          </table:table-cell>
          <table:table-cell table:formula="of:=SUM([.G30:.I30])" ns41:value-type="float" table:style-name="TL Data" office:value-type="float" office:value="3230">
            <text:p>323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65 tot 67 jaar</text:p>
          </table:table-cell>
          <table:table-cell table:style-name="ce6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460" office:value-type="float">
            <text:p>460</text:p>
          </table:table-cell>
          <table:table-cell table:formula="of:=SUM([.C31:.E31])" ns41:value-type="float" table:style-name="TL Data" office:value-type="float" office:value="1956">
            <text:p>195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999" office:value-type="float">
            <text:p>999</text:p>
          </table:table-cell>
          <table:table-cell table:formula="of:=SUM([.G31:.I31])" ns41:value-type="float" table:style-name="TL Data" office:value-type="float" office:value="2180">
            <text:p>218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67 tot 69 jaar</text:p>
          </table:table-cell>
          <table:table-cell table:style-name="ce6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459" office:value-type="float">
            <text:p>459</text:p>
          </table:table-cell>
          <table:table-cell table:formula="of:=SUM([.C32:.E32])" ns41:value-type="float" table:style-name="TL Data" office:value-type="float" office:value="1476">
            <text:p>147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796" office:value-type="float">
            <text:p>796</text:p>
          </table:table-cell>
          <table:table-cell table:formula="of:=SUM([.G32:.I32])" ns41:value-type="float" table:style-name="TL Data" office:value-type="float" office:value="1594">
            <text:p>159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69 tot 71 jaar</text:p>
          </table:table-cell>
          <table:table-cell table:style-name="ce6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489" office:value-type="float">
            <text:p>489</text:p>
          </table:table-cell>
          <table:table-cell table:formula="of:=SUM([.C33:.E33])" ns41:value-type="float" table:style-name="TL Data" office:value-type="float" office:value="1534">
            <text:p>153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921" office:value-type="float">
            <text:p>921</text:p>
          </table:table-cell>
          <table:table-cell table:formula="of:=SUM([.G33:.I33])" ns41:value-type="float" table:style-name="TL Data" office:value-type="float" office:value="1722">
            <text:p>172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71 tot 73 jaar</text:p>
          </table:table-cell>
          <table:table-cell table:style-name="ce6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24" office:value-type="float">
            <text:p>324</text:p>
          </table:table-cell>
          <table:table-cell table:formula="of:=SUM([.C34:.E34])" ns41:value-type="float" table:style-name="TL Data" office:value-type="float" office:value="986">
            <text:p>98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96" office:value-type="float">
            <text:p>696</text:p>
          </table:table-cell>
          <table:table-cell table:formula="of:=SUM([.G34:.I34])" ns41:value-type="float" table:style-name="TL Data" office:value-type="float" office:value="1185">
            <text:p>11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73 tot 75 jaar</text:p>
          </table:table-cell>
          <table:table-cell table:style-name="ce6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28" office:value-type="float">
            <text:p>428</text:p>
          </table:table-cell>
          <table:table-cell table:formula="of:=SUM([.C35:.E35])" ns41:value-type="float" table:style-name="TL Data" office:value-type="float" office:value="1042">
            <text:p>104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90" office:value-type="float">
            <text:p>690</text:p>
          </table:table-cell>
          <table:table-cell table:formula="of:=SUM([.G35:.I35])" ns41:value-type="float" table:style-name="TL Data" office:value-type="float" office:value="1142">
            <text:p>114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75 tot 77 jaar</text:p>
          </table:table-cell>
          <table:table-cell table:style-name="ce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66" office:value-type="float">
            <text:p>366</text:p>
          </table:table-cell>
          <table:table-cell table:formula="of:=SUM([.C36:.E36])" ns41:value-type="float" table:style-name="TL Data" office:value-type="float" office:value="836">
            <text:p>83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47" office:value-type="float">
            <text:p>647</text:p>
          </table:table-cell>
          <table:table-cell table:formula="of:=SUM([.G36:.I36])" ns41:value-type="float" table:style-name="TL Data" office:value-type="float" office:value="1001">
            <text:p>100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77 tot 79 jaar</text:p>
          </table:table-cell>
          <table:table-cell table:style-name="ce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C37:.E37])" ns41:value-type="float" table:style-name="TL Data" office:value-type="float" office:value="545">
            <text:p>5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53" office:value-type="float">
            <text:p>453</text:p>
          </table:table-cell>
          <table:table-cell table:formula="of:=SUM([.G37:.I37])" ns41:value-type="float" table:style-name="TL Data" office:value-type="float" office:value="670">
            <text:p>67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79 tot 81 jaar</text:p>
          </table:table-cell>
          <table:table-cell table:style-name="ce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C38:.E38])" ns41:value-type="float" table:style-name="TL Data" office:value-type="float" office:value="487">
            <text:p>48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25" office:value-type="float">
            <text:p>425</text:p>
          </table:table-cell>
          <table:table-cell table:formula="of:=SUM([.G38:.I38])" ns41:value-type="float" table:style-name="TL Data" office:value-type="float" office:value="610">
            <text:p>61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1 tot 83 jaar</text:p>
          </table:table-cell>
          <table:table-cell table:style-name="ce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5" office:value-type="float">
            <text:p>145</text:p>
          </table:table-cell>
          <table:table-cell table:formula="of:=SUM([.C39:.E39])" ns41:value-type="float" table:style-name="TL Data" office:value-type="float" office:value="280">
            <text:p>2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8" office:value-type="float">
            <text:p>208</text:p>
          </table:table-cell>
          <table:table-cell table:formula="of:=SUM([.G39:.I39])" ns41:value-type="float" table:style-name="TL Data" office:value-type="float" office:value="305">
            <text:p>30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3 tot 85 jaar</text:p>
          </table:table-cell>
          <table:table-cell table:style-name="ce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C40:.E40])" ns41:value-type="float" table:style-name="TL Data" office:value-type="float" office:value="198">
            <text:p>19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2" office:value-type="float">
            <text:p>212</text:p>
          </table:table-cell>
          <table:table-cell table:formula="of:=SUM([.G40:.I40])" ns41:value-type="float" table:style-name="TL Data" office:value-type="float" office:value="278">
            <text:p>27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5 tot 87 jaar</text:p>
          </table:table-cell>
          <table:table-cell table:style-name="ce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1" office:value-type="float">
            <text:p>81</text:p>
          </table:table-cell>
          <table:table-cell table:formula="of:=SUM([.C41:.E41])" ns41:value-type="float" table:style-name="TL Data" office:value-type="float" office:value="134">
            <text:p>1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6" office:value-type="float">
            <text:p>156</text:p>
          </table:table-cell>
          <table:table-cell table:formula="of:=SUM([.G41:.I41])" ns41:value-type="float" table:style-name="TL Data" office:value-type="float" office:value="195">
            <text:p>19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7 tot 89 jaar</text:p>
          </table:table-cell>
          <table:table-cell table:style-name="ce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" office:value-type="float">
            <text:p>69</text:p>
          </table:table-cell>
          <table:table-cell table:formula="of:=SUM([.C42:.E42])" ns41:value-type="float" table:style-name="TL Data" office:value-type="float" office:value="99">
            <text:p>9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" office:value-type="float">
            <text:p>79</text:p>
          </table:table-cell>
          <table:table-cell table:formula="of:=SUM([.G42:.I42])" ns41:value-type="float" table:style-name="TL Data" office:value-type="float" office:value="107">
            <text:p>10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89 tot 90 jaar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C43:.E43])" ns41:value-type="float" table:style-name="TL Data" office:value-type="float" office:value="39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G43:.I43])" ns41:value-type="float" table:style-name="TL Data" office:value-type="float" office:value="37">
            <text:p>3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0 tot 91 jaar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C44:.E44])" ns41:value-type="float" table:style-name="TL Data" office:value-type="float" office:value="16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formula="of:=SUM([.G44:.I44])" ns41:value-type="float" table:style-name="TL Data" office:value-type="float" office:value="19">
            <text:p>1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1 tot 92 jaar</text:p>
          </table:table-cell>
          <table:table-cell table:style-name="ce6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SUM([.C45:.E45])" ns41:value-type="float" table:style-name="TL Data" office:value-type="float" office:value="9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formula="of:=SUM([.G45:.I45])" ns41:value-type="float" table:style-name="TL Data" office:value-type="float" office:value="13">
            <text:p>1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2 tot 93 jaar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46:.E46])" ns41:value-type="float" table:style-name="TL Data" office:value-type="float" office:value="9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formula="of:=SUM([.G46:.I46])" ns41:value-type="float" table:style-name="TL Data" office:value-type="float" office:value="9">
            <text:p>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3 tot 94 jaar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47:.E47])" ns41:value-type="float" table:style-name="TL Data" office:value-type="float" office:value="4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formula="of:=SUM([.G47:.I47])" ns41:value-type="float" table:style-name="TL Data" office:value-type="float" office:value="4">
            <text:p>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4 tot 95 jaa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formula="of:=SUM([.C48:.E48])" ns41:value-type="float" table:style-name="TL Data" office:value-type="float" office:value="6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SUM([.G48:.I48])" ns41:value-type="float" table:style-name="TL Data" office:value-type="float" office:value="9">
            <text:p>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5 tot 96 jaar</text:p>
          </table:table-cell>
          <table:table-cell table:style-name="ce6"/>
          <table:table-cell table:style-name="TL Data"/>
          <table:table-cell table:style-name="TL Data" table:number-columns-repeated="2"/>
          <table:table-cell table:formula="of:=SUM([.C49:.E49])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G49:.I49])" ns41:value-type="float" table:style-name="TL Data" office:value-type="float" office:value="3">
            <text:p>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6 tot 97 jaar</text:p>
          </table:table-cell>
          <table:table-cell table:style-name="ce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0:.E50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G50:.I50])" ns41:value-type="float" table:style-name="TL Data" office:value-type="float" office:value="4">
            <text:p>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7 tot 98 jaa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1:.E51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1:.I51])" ns41:value-type="float" table:style-name="TL Data" office:value-type="float" office:value="1">
            <text:p>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8 tot 99 jaar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2:.E5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99 tot 100 jaar</text:p>
          </table:table-cell>
          <table:table-cell table:style-name="ce6"/>
          <table:table-cell table:style-name="TL Data"/>
          <table:table-cell table:style-name="TL Data" table:number-columns-repeated="2"/>
          <table:table-cell table:formula="of:=SUM([.C53:.E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TL RowHeader" office:value-type="string">
            <text:p>Van 100, enz.</text:p>
          </table:table-cell>
          <table:table-cell table:style-name="ce6"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54:.I54])" ns41:value-type="float" table:style-name="TL Data" office:value-type="float" office:value="2">
            <text:p>2</text:p>
          </table:table-cell>
          <table:table-cell table:style-name="ce115"/>
          <table:table-cell table:style-name="ce106" table:number-columns-repeated="4"/>
          <table:table-cell table:style-name="ce110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54])" ns41:value-type="float" table:style-name="TL Data" office:value-type="float" office:value="127568">
            <text:p>127568</text:p>
          </table:table-cell>
          <table:table-cell table:formula="of:=SUM([.D8:.D54])" ns41:value-type="float" table:style-name="TL Data" office:value-type="float" office:value="53720">
            <text:p>53720</text:p>
          </table:table-cell>
          <table:table-cell table:formula="of:=SUM([.E8:.E54])" ns41:value-type="float" table:style-name="TL Data" office:value-type="float" office:value="7652">
            <text:p>7652</text:p>
          </table:table-cell>
          <table:table-cell table:formula="of:=SUM([.F8:.F54])" ns41:value-type="float" table:style-name="TL Data" office:value-type="float" office:value="188940">
            <text:p>188940</text:p>
          </table:table-cell>
          <table:table-cell table:formula="of:=SUM([.G8:.G54])" ns41:value-type="float" table:style-name="TL Data" office:value-type="float" office:value="120437">
            <text:p>120437</text:p>
          </table:table-cell>
          <table:table-cell table:formula="of:=SUM([.H8:.H54])" ns41:value-type="float" table:style-name="TL Data" office:value-type="float" office:value="53768">
            <text:p>53768</text:p>
          </table:table-cell>
          <table:table-cell table:formula="of:=SUM([.I8:.I54])" ns41:value-type="float" table:style-name="TL Data" office:value-type="float" office:value="15292">
            <text:p>15292</text:p>
          </table:table-cell>
          <table:table-cell table:formula="of:=SUM([.J8:.J54])" ns41:value-type="float" table:style-name="TL Data" office:value-type="float" office:value="189497">
            <text:p>189497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10" office:value-type="float">
            <text:p>10</text:p>
          </table:table-cell>
          <table:table-cell ns41:value-type="float" table:style-name="ce107" office:value="11" office:value-type="float">
            <text:p>11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2</text:p>
          </table:table-cell>
          <table:table-cell table:style-name="ce40" table:number-columns-repeated="1008"/>
        </table:table-row>
        <table:table-row table:style-name="ro3" table:number-rows-repeated="3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18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19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2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3">
          <table:table-cell table:style-name="ce112"/>
          <table:table-cell/>
          <table:table-cell table:style-name="ce112" table:number-columns-repeated="14"/>
          <table:table-cell table:number-columns-repeated="100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